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justify"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fo:margin-top="0in" fo:margin-bottom="0.0835in" loext:contextual-spacing="false"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Text_20_body" style:list-style-name="L1">
      <style:paragraph-properties fo:text-align="justify" style:justify-single-word="false"/>
      <style:text-properties fo:language="ru" fo:country="RU"/>
    </style:style>
    <style:style style:name="P147" style:family="paragraph" style:parent-style-name="Text_20_body" style:list-style-name="L2">
      <style:paragraph-properties fo:text-align="justify" style:justify-single-word="false"/>
      <style:text-properties fo:language="ru" fo:country="RU"/>
    </style:style>
    <style:style style:name="P14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9" style:family="paragraph" style:parent-style-name="Text_20_body" style:list-style-name="L3">
      <style:text-properties fo:language="ru" fo:country="RU"/>
    </style:style>
    <style:style style:name="P150" style:family="paragraph" style:parent-style-name="Text_20_body" style:list-style-name="L3">
      <style:text-properties fo:language="ru" fo:country="RU" fo:background-color="#ffff00"/>
    </style:style>
    <style:style style:name="P15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cd3e0"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8b06"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cd3e0" officeooo:paragraph-rsid="000cd3e0"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cd3e0" officeooo:paragraph-rsid="000f8b06"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28c4" officeooo:paragraph-rsid="000e28c4"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0686" officeooo:paragraph-rsid="00140686"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0d72" officeooo:paragraph-rsid="00150d72"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14c25"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6abd3" style:font-style-asian="normal" style:font-style-complex="normal"/>
    </style:style>
    <style:style style:name="P163" style:family="paragraph" style:parent-style-name="Text_20_body">
      <style:paragraph-properties fo:margin-left="0in" fo:margin-right="0in" fo:text-align="end" style:justify-single-word="false" fo:text-indent="0.1965in" style:auto-text-indent="false"/>
    </style:style>
    <style:style style:name="P16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officeooo:paragraph-rsid="001c96e3" fo:background-color="transparent"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fo:color="#6666ff" fo:language="ru" fo:country="RU" fo:font-style="normal" fo:font-weight="normal" officeooo:rsid="0019e1bd" officeooo:paragraph-rsid="0020994c" fo:background-color="transparent"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officeooo:paragraph-rsid="00260d33" fo:background-color="transparent"/>
    </style:style>
    <style:style style:name="P167" style:family="paragraph" style:parent-style-name="Heading_20_1">
      <style:paragraph-properties fo:margin-left="0in" fo:margin-right="0in" fo:text-align="center" style:justify-single-word="false" fo:text-indent="0.1965in" style:auto-text-indent="false"/>
    </style:style>
    <style:style style:name="P168" style:family="paragraph" style:parent-style-name="Heading_20_2">
      <style:text-properties fo:language="en" fo:country="US"/>
    </style:style>
    <style:style style:name="P169" style:family="paragraph" style:parent-style-name="Heading_20_2">
      <style:text-properties fo:language="ru" fo:country="RU"/>
    </style:style>
    <style:style style:name="P170" style:family="paragraph" style:parent-style-name="Heading_20_2">
      <style:paragraph-properties fo:text-align="justify" style:justify-single-word="false"/>
    </style:style>
    <style:style style:name="P171" style:family="paragraph" style:parent-style-name="Heading_20_2">
      <style:text-properties officeooo:rsid="0019e1bd" officeooo:paragraph-rsid="0019e1bd"/>
    </style:style>
    <style:style style:name="P17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officeooo:rsid="001b5417"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1c96e3"/>
    </style:style>
    <style:style style:name="T13" style:family="text">
      <style:text-properties fo:language="ru" fo:country="RU" officeooo:rsid="0022cc83"/>
    </style:style>
    <style:style style:name="T14" style:family="text">
      <style:text-properties fo:language="ru" fo:country="RU" officeooo:rsid="00242b81"/>
    </style:style>
    <style:style style:name="T15" style:family="text">
      <style:text-properties fo:language="ru" fo:country="RU" officeooo:rsid="00260d33"/>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color="#ff3333"/>
    </style:style>
    <style:style style:name="T24" style:family="text">
      <style:text-properties fo:color="#ff3333" fo:language="ru" fo:country="RU"/>
    </style:style>
    <style:style style:name="T25" style:family="text">
      <style:text-properties fo:color="#ff3333" fo:language="ru" fo:country="RU" fo:font-weight="normal" style:font-weight-asian="normal" style:font-weight-complex="normal"/>
    </style:style>
    <style:style style:name="T26" style:family="text">
      <style:text-properties fo:color="#ff3333"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fo:color="#800000" fo:language="en" fo:country="US"/>
    </style:style>
    <style:style style:name="T33" style:family="text">
      <style:text-properties fo:color="#ff6600"/>
    </style:style>
    <style:style style:name="T34" style:family="text">
      <style:text-properties fo:font-weight="bold" style:font-weight-asian="bold" style:font-weight-complex="bold"/>
    </style:style>
    <style:style style:name="T35" style:family="text">
      <style:text-properties fo:font-weight="bold" officeooo:rsid="0019e1bd"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language="en" fo:country="US" fo:font-weight="normal" officeooo:rsid="001b5417"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style:use-window-font-color="true" fo:language="uk" fo:country="UA" fo:font-style="normal" fo:font-weight="normal" style:font-style-asian="normal" style:font-weight-asian="normal" style:font-style-complex="normal" style:font-weight-complex="normal"/>
    </style:style>
    <style:style style:name="T59" style:family="text">
      <style:text-properties fo:background-color="transparent" loext:char-shading-value="0"/>
    </style:style>
    <style:style style:name="T60" style:family="text">
      <style:text-properties style:text-position="super 58%"/>
    </style:style>
    <style:style style:name="T61" style:family="text">
      <style:text-properties fo:color="#c5000b"/>
    </style:style>
    <style:style style:name="T62" style:family="text">
      <style:text-properties fo:language="fr" fo:country="FR"/>
    </style:style>
    <style:style style:name="T63" style:family="text">
      <style:text-properties fo:color="#0000ff"/>
    </style:style>
    <style:style style:name="T64" style:family="text">
      <style:text-properties fo:color="#0000ff" fo:language="ru" fo:country="RU"/>
    </style:style>
    <style:style style:name="T65" style:family="text">
      <style:text-properties fo:color="#3333ff"/>
    </style:style>
    <style:style style:name="T66" style:family="text">
      <style:text-properties fo:color="#3333ff" fo:language="en" fo:country="US"/>
    </style:style>
    <style:style style:name="T67" style:family="text">
      <style:text-properties fo:font-style="normal"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fo:background-color="transparent" loext:char-shading-value="0" style:font-style-asian="normal" style:font-weight-asian="normal" style:font-style-complex="normal" style:font-weight-complex="normal"/>
    </style:style>
    <style:style style:name="T70" style:family="text">
      <style:text-properties fo:font-style="normal" style:text-underline-style="none" style:font-style-asian="normal" style:font-style-complex="normal"/>
    </style:style>
    <style:style style:name="T71" style:family="text">
      <style:text-properties fo:color="#0066ff"/>
    </style:style>
    <style:style style:name="T72" style:family="text">
      <style:text-properties fo:color="#0066ff" fo:language="en" fo:country="US" fo:font-style="normal" fo:background-color="transparent" loext:char-shading-value="0" style:font-style-asian="normal" style:font-style-complex="normal"/>
    </style:style>
    <style:style style:name="T73" style:family="text">
      <style:text-properties fo:background-color="#ffff00" loext:char-shading-value="0"/>
    </style:style>
    <style:style style:name="T74" style:family="text">
      <style:text-properties fo:color="#00ccff"/>
    </style:style>
    <style:style style:name="T75" style:family="text">
      <style:text-properties fo:font-weight="normal"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fo:color="#0066cc"/>
    </style:style>
    <style:style style:name="T78" style:family="text">
      <style:text-properties fo:color="#0066cc" fo:language="ru" fo:country="RU"/>
    </style:style>
    <style:style style:name="T79" style:family="text">
      <style:text-properties fo:color="#0000cc"/>
    </style:style>
    <style:style style:name="T80" style:family="text">
      <style:text-properties style:text-line-through-style="solid" style:text-line-through-type="single" fo:font-weight="bold" style:font-weight-asian="bold" style:font-weight-complex="bold"/>
    </style:style>
    <style:style style:name="T81" style:family="text">
      <style:text-properties fo:language="uk" fo:country="UA"/>
    </style:style>
    <style:style style:name="T82" style:family="text">
      <style:text-properties fo:language="uk" fo:country="UA" fo:font-style="italic" style:font-style-asian="italic" style:font-style-complex="italic"/>
    </style:style>
    <style:style style:name="T83" style:family="text">
      <style:text-properties fo:language="uk" fo:country="UA" fo:font-weight="bold" style:font-weight-asian="bold" style:font-weight-complex="bold"/>
    </style:style>
    <style:style style:name="T84" style:family="text">
      <style:text-properties fo:color="#ff0000"/>
    </style:style>
    <style:style style:name="T85" style:family="text">
      <style:text-properties style:text-underline-style="none"/>
    </style:style>
    <style:style style:name="T86" style:family="text">
      <style:text-properties style:text-rotation-angle="90" style:text-rotation-scale="line-height"/>
    </style:style>
    <style:style style:name="T87" style:family="text">
      <style:text-properties style:text-rotation-angle="270" style:text-rotation-scale="line-height"/>
    </style:style>
    <style:style style:name="T88" style:family="text">
      <style:text-properties style:text-position="sub 58%" style:font-size-asian="10.5pt"/>
    </style:style>
    <style:style style:name="T89" style:family="text">
      <style:text-properties style:font-name="Symbol" style:font-name-asian="Symbol" style:font-name-complex="Symbol"/>
    </style:style>
    <style:style style:name="T90" style:family="text">
      <style:text-properties style:font-name="Liberation Serif1" style:font-name-asian="Symbol" style:font-name-complex="Symbol"/>
    </style:style>
    <style:style style:name="T91" style:family="text">
      <style:text-properties style:font-name="Courier New CYR"/>
    </style:style>
    <style:style style:name="T92" style:family="text">
      <style:text-properties style:font-name="Courier New CYR" fo:language="en" fo:country="US"/>
    </style:style>
    <style:style style:name="T93" style:family="text">
      <style:text-properties fo:color="#6666ff"/>
    </style:style>
    <style:style style:name="T94" style:family="text">
      <style:text-properties fo:color="#3399ff"/>
    </style:style>
    <style:style style:name="T95" style:family="text">
      <style:text-properties fo:font-size="14pt" fo:language="en" fo:country="US" fo:font-weight="bold" style:font-size-asian="14pt" style:font-weight-asian="bold" style:font-size-complex="14pt" style:font-weight-complex="bold"/>
    </style:style>
    <style:style style:name="T96" style:family="text">
      <style:text-properties fo:font-size="14pt" fo:font-weight="bold" style:font-size-asian="14pt" style:font-weight-asian="bold" style:font-size-complex="14pt" style:font-weight-complex="bold"/>
    </style:style>
    <style:style style:name="T97" style:family="text">
      <style:text-properties fo:font-size="9pt" style:font-size-asian="9pt" style:font-size-complex="9pt"/>
    </style:style>
    <style:style style:name="T98" style:family="text">
      <style:text-properties fo:font-size="12pt" style:font-size-asian="12pt" style:font-size-complex="12pt"/>
    </style:style>
    <style:style style:name="T99" style:family="text">
      <style:text-properties officeooo:rsid="000cd3e0"/>
    </style:style>
    <style:style style:name="T100" style:family="text">
      <style:text-properties officeooo:rsid="000f8b06"/>
    </style:style>
    <style:style style:name="T101" style:family="text">
      <style:text-properties officeooo:rsid="00109374"/>
    </style:style>
    <style:style style:name="T102" style:family="text">
      <style:text-properties officeooo:rsid="00139933"/>
    </style:style>
    <style:style style:name="T103" style:family="text">
      <style:text-properties officeooo:rsid="00140686"/>
    </style:style>
    <style:style style:name="T104" style:family="text">
      <style:text-properties officeooo:rsid="00150d72"/>
    </style:style>
    <style:style style:name="T105" style:family="text">
      <style:text-properties officeooo:rsid="0015cd96"/>
    </style:style>
    <style:style style:name="T106" style:family="text">
      <style:text-properties officeooo:rsid="0016abd3"/>
    </style:style>
    <style:style style:name="T107" style:family="text">
      <style:text-properties officeooo:rsid="0018312e"/>
    </style:style>
    <style:style style:name="T108" style:family="text">
      <style:text-properties officeooo:rsid="0019e1bd"/>
    </style:style>
    <style:style style:name="T109" style:family="text">
      <style:text-properties officeooo:rsid="001c96e3"/>
    </style:style>
    <style:style style:name="T110" style:family="text">
      <style:text-properties officeooo:rsid="001dae73"/>
    </style:style>
    <style:style style:name="T111" style:family="text">
      <style:text-properties officeooo:rsid="001e5839"/>
    </style:style>
    <style:style style:name="T112" style:family="text">
      <style:text-properties officeooo:rsid="0022cc83"/>
    </style:style>
    <style:style style:name="T113" style:family="text">
      <style:text-properties officeooo:rsid="00242b81"/>
    </style:style>
    <style:style style:name="T114" style:family="text">
      <style:text-properties officeooo:rsid="00260d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Последний фанфик</text:h>
      <text:p text:style-name="P1"><text:span text:style-name="T1">&lt;</text:span><text:span text:style-name="T64">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text:span text:style-name="T112">фан</text:span>-<text:span text:style-name="T112">музыка</text:span>)&gt;</text:p>
      <text:p text:style-name="P80">Таймлайн <text:span text:style-name="T16">(</text:span>события через <text:span text:style-name="T110">&lt;</text:span>10 - ? <text:span text:style-name="T111">3-5-лучше&gt;</text:span> лет после Обмена): </text:p>
      <text:p text:style-name="P80">Год 2143 <text:span text:style-name="T111">&lt;2136 - 2138 -? &gt;</text:span> ПВ <text:span text:style-name="T16">(AU -?)</text:span></text:p>
      <text:p text:style-name="P80"><text:span text:style-name="T16">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164"><text:span text:style-name="T109">29</text:span>-е мая — встреча с Индиго. <text:span text:style-name="T109">Эксперимент со сновидением — встреча с Агамемноном</text:span></text:p>
      <text:p text:style-name="P164"><text:span text:style-name="T109">30-е мая - Пикник</text:span> с Селестией <text:span text:style-name="T109">в</text:span> парк<text:span text:style-name="T109">е</text:span>.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6">&lt;</text:span>7<text:span text:style-name="T16">-</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6">&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6">&lt;</text:span>28-е июня<text:span text:style-name="T16">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6"> </text:span>Провал Груммингтона. Отбытие с Груммингтона</text:p>
      <text:p text:style-name="P80"><text:span text:style-name="T16">&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6">[</text:span>21-е июля<text:span text:style-name="T16">]</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1"/>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 <text:span text:style-name="T16">I Dream Of Luna, </text:span>Розовые глазки, <text:span text:style-name="T16">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text:soft-page-break/></text:p>
      <text:h text:style-name="Heading_20_2" text:outline-level="2">Идеи</text:h>
      <text:list xml:id="list9092890956902938619" text:style-name="L1">
        <text:list-item>
          <text:p text:style-name="P146">Книги:</text:p>
        </text:list-item>
      </text:list>
      <text:list xml:id="list6524758392679401106" text:style-name="L2">
        <text:list-item>
          <text:p text:style-name="P147">«Великие грифоны прошлого» - из канона (5<text:span text:style-name="T16">s8e)</text:span></text:p>
        </text:list-item>
        <text:list-item>
          <text:p text:style-name="P147">«Высшие заклинания в повседневном использовании: от песчинки до дворца»</text:p>
        </text:list-item>
        <text:list-item>
          <text:p text:style-name="P148">«Малоизвестные аспекты магии трансформаций»</text:p>
        </text:list-item>
        <text:list-item>
          <text:p text:style-name="P1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7">Дасти Вейфарер «Зебрианская культура, быт и фольклор»</text:p>
        </text:list-item>
        <text:list-item>
          <text:p text:style-name="P147">«Краткая история Эквестрии»</text:p>
        </text:list-item>
        <text:list-item>
          <text:p text:style-name="P147">«Шедевры архитектуры Эквестрии» с разделом о Кантерлотском Королевском Дворце</text:p>
        </text:list-item>
        <text:list-item>
          <text:p text:style-name="P147">«Великие дела и великие чары». Страница 893: …</text:p>
        </text:list-item>
        <text:list-item>
          <text:p text:style-name="P147">«<text:span text:style-name="T73">Природа Проклятий</text:span>» - обмен</text:p>
        </text:list-item>
        <text:list-item>
          <text:p text:style-name="P147"><text:span text:style-name="T73">«Магия для Чайников»</text:span> - обмен</text:p>
        </text:list-item>
        <text:list-item>
          <text:p text:style-name="P147"><text:span text:style-name="T73">«Энциклопедия Арканум»</text:span> - обмен</text:p>
        </text:list-item>
        <text:list-item>
          <text:p text:style-name="P147">«О Гейсах» - обмен</text:p>
        </text:list-item>
        <text:list-item>
          <text:p text:style-name="P147">«<text:span text:style-name="T73">Тайны Тайных Наук</text:span>» - обмен</text:p>
        </text:list-item>
        <text:list-item>
          <text:p text:style-name="P148">«Основы Заклятий» - обмен</text:p>
        </text:list-item>
        <text:list-item>
          <text:p text:style-name="P14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667231008213244947" text:style-name="L3">
        <text:list-item>
          <text:p text:style-name="P14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0">Селестия — переменчивая пони. В одно время не строгая, а в другое может быть такой, что страшно становится</text:p>
        </text:list-item>
        <text:list-item>
          <text:p text:style-name="P149">У Селестии были такие элементы гармонии: Магия, Доброта, Смех. У Луны — Верность, Честность, Щедрость. (ксенофазия)</text:p>
        </text:list-item>
        <text:list-item>
          <text:p text:style-name="P14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9">Около 820-ти лет назад будущий маг Лайтнинг Стар поступил на обучение к наставнику Тииспоту</text:p>
        </text:list-item>
        <text:list-item>
          <text:p text:style-name="P149"><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9">У Селестии грива и хвост развеваются и переливаются от магического шампуня</text:p>
        </text:list-item>
        <text:list-item>
          <text:p text:style-name="P149">Тело Селестии очень крепкое — может выдержать несколько тонн земли</text:p>
        </text:list-item>
        <text:list-item>
          <text:p text:style-name="P149">Дискорд намного старше принцесс, его магия сильнее ихней на голову</text:p>
        </text:list-item>
        <text:list-item>
          <text:p text:style-name="P149">Луна младше Селестии на 3 года. Сёстрам около 5000 лет. <text:span text:style-name="T73">По другим данным, Селестии около 2500 лет (Обмен).</text:span></text:p>
        </text:list-item>
        <text:list-item>
          <text:p text:style-name="P149">Принцессы начали войну с Дискордом в возрасте, когда им было около 700 лет — и продолжалась война почти сто лет</text:p>
        </text:list-item>
        <text:list-item>
          <text:p text:style-name="P149">Самый главный враг сестёр и Дискорда — скука</text:p>
        </text:list-item>
        <text:list-item>
          <text:p text:style-name="P149">В Эквестрии на одного жеребца приходится четыре - пять кобыл</text:p>
        </text:list-item>
        <text:list-item>
          <text:p text:style-name="P14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9">Селестия в первые полторы тысячи лет путешествовала — и заварила несколько войн (две — с Эквестрией, в одной была против Луны)</text:p>
        </text:list-item>
        <text:list-item>
          <text:p text:style-name="P149">Настоящий цвет гривы Селестии — клубнично-розовая. Радужный цвет гривы и хвоста поддерживается магией</text:p>
        </text:list-item>
        <text:list-item>
          <text:p text:style-name="P149">Кроме Дискорда, старше сестёр ещё старейшина драконов</text:p>
        </text:list-item>
        <text:list-item>
          <text:p text:style-name="P149">Кэйденс не прожила и 60-ти лет и является низкорожденной</text:p>
        </text:list-item>
        <text:list-item>
          <text:p text:style-name="P14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9">Народ тихо фигел от нововведений и с ещё большим ожесточением продолжал делать по-своему</text:p>
        </text:list-item>
        <text:list-item>
          <text:p text:style-name="P14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9">Когда пони женятся, они обмениваются ножными браслетами</text:p>
        </text:list-item>
        <text:list-item>
          <text:p text:style-name="P149">Светилами, кроме сестёр, могут управлять единороги (группы), Дискорд, Твайлайт и Старсвирл</text:p>
        </text:list-item>
        <text:list-item>
          <text:p text:style-name="P149">Королева Кризалис — правительница Зелёной Долины</text:p>
        </text:list-item>
        <text:list-item>
          <text:p text:style-name="P149">Мать Луны и Селестии — аликорн Лорен. Мать Дискорда — Алиса (пони-человек)</text:p>
        </text:list-item>
        <text:list-item>
          <text:p text:style-name="P149">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68" text:outline-level="2"><text:soft-page-break/>1. Терра</text:h>
      <text:p text:style-name="P26">(Electronics “Disappointed”/<text:span text:style-name="T112">Gary Jules “Mad World”/Pink Floyd “Another Brick In The Wall”</text:span>)</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text:span text:style-name="T13">Анон</text:span>, привет!</text:p>
      <text:p text:style-name="P1"><text:span text:style-name="T1">– </text:span>Здорово.</text:p>
      <text:p text:style-name="P1"><text:span text:style-name="T1">– </text:span>Слушай, <text:span text:style-name="T1">тут такое дело, </text:span><text:span text:style-name="T14">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text:span><text:span text:style-name="T14">разобрали</text:span><text:span text:style-name="T1">,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text:span text:style-name="T113">Анон</text:span>, не беспокойся, охрана уже в курсе. Тебе выдадут временный.</text:p>
      <text:p text:style-name="P5">– Не поеду. Похер мне на твою ставку. Суббота за окном. А пока к вам доеду <text:span text:style-name="T113">да разберусь</text:span>,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39">Money back — <text:span text:style-name="T1">деньги назад</text:span></text:p></text:note-body></text:note></text:span> и уйдёт к <text:span text:style-name="T113">конкурентам</text:span>.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6">уболтал</text:span>. <text:span text:style-name="T113">В последний раз.</text:span> Загляну на огонёк, <text:span text:style-name="T113">н</text:span>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text:span><text:span text:style-name="T14">жил на работе </text:span><text:span text:style-name="T1">без отпусков,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166"><text:span text:style-name="T16">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text:span text:style-name="T113">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text:span><text:span text:style-name="T15">четвёртого поколения</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text:span text:style-name="T114">э</text:span>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166">Так, что тут у нас? <text:span text:style-name="T1">Т</text:span>ри последних запроса вызвали сбои в работе кластера и заставили перегрузиться один из хостов.</text:p>
      <text:p text:style-name="P16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7"><text:span text:style-name="T16">– Нэш, к</text:span>ак называется наш проект?</text:p>
      <text:p text:style-name="P75"><text:span text:style-name="T8">– </text:span><text:span text:style-name="T75">Дайсон.</text:span></text:p>
      <text:p text:style-name="P75"><text:span text:style-name="T8">– </text:span><text:span text:style-name="T75">Сколько тебе лет?</text:span></text:p>
      <text:p text:style-name="P75"><text:span text:style-name="T8">– </text:span><text:span text:style-name="T75">Два года с начала запуска кластера.</text:span></text:p>
      <text:p text:style-name="P75"><text:span text:style-name="T8">– </text:span><text:span text:style-name="T75">Какой сейчас год?</text:span></text:p>
      <text:p text:style-name="P75"><text:span text:style-name="T8">– </text:span><text:span text:style-name="T26">20</text:span><text:span text:style-name="T25">18</text:span><text:span text:style-name="T75">-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soft-page-break/>…</text:p>
      <text:p text:style-name="P11"/>
      <text:p text:style-name="P11">Я вчитался в результат. Карандаш выпал у меня из руки.</text:p>
      <text:p text:style-name="P11">–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text:p>
      <text:p text:style-name="P3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68">, </text:span><text:span text:style-name="T5">в некоем городе живёт брадобрей, который бреет всех людей, которые не бреются сами. Вопрос: кто бреет брадобрея</text:span><text:span text:style-name="T68">?</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36">Ага, уже теплее.</text:p>
      <text:p text:style-name="P36"/>
      <text:p text:style-name="P75"><text:span text:style-name="T8">– Нэш</text:span><text:span text:style-name="T75">, выдай диагностику модуля </text:span><text:span text:style-name="T8">аналитики.</text:span></text:p>
      <text:p text:style-name="P36"/>
      <text:p text:style-name="P36">Йо! Видеокамеры молча наблюдают за 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16">–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6">–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6">.</text:span></text:p>
      <text:p text:style-name="P49"/>
      <text:p text:style-name="P97">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34">***</text:p>
      <text:p text:style-name="P134"><text:soft-page-break/></text:p>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text:soft-page-break/>–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9">Bionic-Hill’а</text:span>. <text:span text:style-name="T1">Разноцветное искрение снежинок в мягком свете фонарей</text:span> создавал<text:span text:style-name="T1">о</text:span> атмосферу <text:span text:style-name="T8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3">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6">&lt;</text:span><text:span text:style-name="T78">мелодия из Донни Дарко</text:span><text:span text:style-name="T16">&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text:span text:style-name="T24">Влада&lt;Юджина&gt;</text:span><text:span text:style-name="T1">,</text:span> <text:span text:style-name="T1">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text:soft-page-break/>Влад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9">А у нас получается... </text:span><text:span text:style-name="T2">–</text:span><text:span text:style-name="T5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oft-page-break/><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9">Тридцать четвёртый</text:span>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78">Музыка быстрая, тревожная, надорваная и печальная (Pet Shop Boys “So Hard” ?)</text:p>
      <text:p text:style-name="P27"/>
      <text:p text:style-name="P86"><text:span text:style-name="T16">&lt;</text:span><text:span text:style-name="T1">Описание полёта через Эогипп. Удивлённый взгляд Анакорна</text:span><text:span text:style-name="T16">&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8">…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30">Описание получше. Подземелье</text:span><text:span text:style-name="T1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7">проводник</text:span>??? А?!! <text:span text:style-name="T1">А-ха-ха-ха-ха-ха-ха</text:span>!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oft-page-break/><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2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0">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text:soft-page-break/>–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7">верх</text:span>…</text:p>
      <text:p text:style-name="P3">– Сестра, ты идёшь? – заглянула в зал Луна.</text:p>
      <text:p text:style-name="P3">Тут м<text:span text:style-name="T16">еня, </text:span>наконец,<text:span text:style-name="T16"> стошнило. Буквально вывернуло наизнанку: из носа текло, в глазах стояли слёзы. </text:span></text:p>
      <text:p text:style-name="P3">Тёмная аликорница брезгливо поджала губы. <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text:soft-page-break/>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text:soft-page-break/>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9">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text:soft-page-break/>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3"><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6">–</text:span> <text:span text:style-name="T29">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6">–</text:span> ТЫ!!! ТЫ!..</text:p>
      <text:p text:style-name="P3"><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text:span text:style-name="T29">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6">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2862589914411323852" text:style-name="L4">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text:span></text:p><text:p text:style-name="P137"><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9">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9">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6">Ну, понятно, в элитном придворцовом квартале, который представляет из себя </text:span><text:span text:style-name="T1">верхний город</text:span><text:span text:style-name="T16">, цены кусаются. Надо топать вниз, на окраину. Но, блин, корявые пальцы внесли свою коррективу в шопинг-план!</text:span></text:p>
      <text:p text:style-name="P76"><text:span text:style-name="T16">Как раз на спуске в нижний </text:span><text:span text:style-name="T1">город, на мосту</text:span><text:span text:style-name="T16">, я выронил монетку. И, естественно, она не осталась лежать там, где упала, а начала катиться </text:span><text:span text:style-name="T1">по мостовой </text:span><text:span text:style-name="T16">— </text:span><text:span text:style-name="T1">чем дальше, тем быстрее</text:span><text:span text:style-name="T16">.</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7">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text:span text:style-name="T3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7"> И никто ж не догадывался, что она </text:span><text:span text:style-name="T38">сделана по королевскому заказу</text:span><text:span text:style-name="T37">! Её </text:span><text:span text:style-name="T38">Солнечное </text:span><text:span text:style-name="T37"><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6">4. </text:span>Библиотека</text:h>
      <text:p text:style-name="P18">&lt;<text:span text:style-name="T63">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6">За прошедшие дни я уже привык и к магии, и к разумным эквиноподобным и даже </text:span><text:span text:style-name="T1">ко сну вдоволь</text:span><text:span text:style-name="T16">. Но вид перебинтованной аликорницы, представшей передо мной в неком подобии экзоскелета, лишил </text:span><text:soft-page-break/><text:span text:style-name="T16">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7">–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6">– </text:span>Не забывай, человек, я — могущественный маг и правитель Эквестрии. Ко мне нужно относиться с должным уважением!</text:p>
      <text:p text:style-name="P50"><text:span text:style-name="T16">– </text:span>А то что? Превратишь в жабу? Сошлёшь на Луну? Убьёшь нахер?</text:p>
      <text:p text:style-name="P50">Аликорница сникла. Уши её опустились.</text:p>
      <text:p text:style-name="P50"><text:span text:style-name="T16">– </text:span>Макс, не надо... Ты же знаешь, я этого не сделаю.</text:p>
      <text:p text:style-name="P50"><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50"><text:span text:style-name="T16">Аликорница уселась н</text:span>а пол <text:span text:style-name="T16">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0"><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6">– </text:span>Вот, читай отсюда. <text:span text:style-name="T16">–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text:soft-page-break/>–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4">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4.5 Нерадивый ученик</text:h>
      <text:p text:style-name="P33"/>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6">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7">Тумбочка.</text:span> Листок… <text:span text:style-name="T9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8">Всё пошло не так. Не могу уловить точку концентрации. Сила приложена к чему-то большему, чем лист бумаги. К чему-то неизмеримо большему. </text:span><text:span text:style-name="T9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8">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6">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69" text:outline-level="2"><text:span text:style-name="T16">5. </text:span>Индиго</text:h>
      <text:p text:style-name="P40"/>
      <text:p text:style-name="P40"><text:soft-page-break/>Я шёл в королевскую столовую, поигрывая <text:span text:style-name="T1">увесистой </text:span>ручкой в пальцах. <text:span text:style-name="T1">С</text:span><text:span text:style-name="T12">о</text:span><text:span text:style-name="T1">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63">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9">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6">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9">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34">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34">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34">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81">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Она лежала вполоборота ко мне, чуть отстранив хвост, и я почувствовал возвращение вчерашней проблемы.</text:p>
      <text:p text:style-name="P1"><text:span text:style-name="T39">Нет, только не это!!! Я отвёл глаза и стал вспоминать в уме таблицу умножения.</text:span></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8">анатомически правильным</text:span>? Неужели нельзя было сделать его гладким??? <text:span text:style-name="T101">Неужели у поней нет элементарного чувства стыда? Теперь хоть лёд в штаны засовывай!</text:span></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text:span text:style-name="T101">противоположного </text:span>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text:soft-page-break/>всё равно уже неоднократно выставил себя тут клоуном. Одним разом больше, одним меньше — какая, к чёрту, разница?</text:p>
      <text:p text:style-name="P50">– ДА!!! Да, проклятье на мо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мыслям. Румянец постепенно залил её мордочку по самые уши, а хвост стал нервно подёргиваться.</text:p>
      <text:p text:style-name="P153">– Анонимус<text:span text:style-name="T99">,</text:span> скажи мне <text:span text:style-name="T99">пожалуйста, что ты имел ввиду, когда говорил, что есть более близкий способ познакомиться, чем переплетение сознаний? О чём ты не хотел пошлить?</text:span></text:p>
      <text:p text:style-name="P155">Я фейспалмнул.</text:p>
      <text:p text:style-name="P155">– Забудь, принцесса. Просто забудь. Это была неудачная шутка.</text:p>
      <text:p text:style-name="P157">Аликорница взглянула на меня с нечитаемым выражением на морде и поднялась.</text:p>
      <text:p text:style-name="P156">– <text:span text:style-name="T100">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span></text:p>
      <text:p text:style-name="P154"/>
      <text:p text:style-name="P51">***</text:p>
      <text:p text:style-name="P30"/>
      <text:p text:style-name="P50">Дворцовый <text:span text:style-name="T102">парк</text:span> в северной стороне граничил с <text:span text:style-name="T102">опоясывающей город крепостной стеной</text:span>. Пройдя некоторое время под раскидистыми ивами по дорожке вдоль стены, Селестия свернула к центру.</text:p>
      <text:p text:style-name="P50">– <text:span text:style-name="T102">Как давно я тут не была… </text:span>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158">Селестия вздохнула.</text:p>
      <text:p text:style-name="P50">– О жизни. Многие думают, что бессмертие — великий дар. На самом деле это тяжкая ноша. Чем больше лет про<text:span text:style-name="T103">ходит</text:span>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158">Я <text:span text:style-name="T104">настороженно</text:span>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text:span text:style-name="T103">Мы</text:span> очень одиноки, <text:span text:style-name="T103">Анонимус</text:span>.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text:soft-page-break/>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text:span text:style-name="T104">машинально</text:span> ковыряя копытом ямку под валуном.</text:p>
      <text:p text:style-name="P50">– Луна ещё свежа чувствами, поскольку только недавно возвратилась из <text:span text:style-name="T104">ссылки</text:span>.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159">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text:span text:style-name="T104">ийся</text:span> от старости <text:span text:style-name="T104">том</text:span>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text:span text:style-name="T104">пластину</text:span>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text:span text:style-name="T105">и загарцевала на месте</text:span>. – <text:span text:style-name="T104">Ано-о-он</text:span>!!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159">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text:span text:style-name="T107">крылья покачивались в полураскрытом состоянии</text:span>.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30"/>
      <text:p text:style-name="P30"/>
      <text:p text:style-name="P30"/>
      <text:p text:style-name="P30"/>
      <text:p text:style-name="P30"/>
      <text:p text:style-name="P30"/>
      <text:p text:style-name="P30"/>
      <text:p text:style-name="P16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быстро, легко и непринуждённо. То есть, когда я случайно коснулся запретной зоны, меня охватила лёгкая дрожь. Но Селестия не оскорбилась, а, <text:span text:style-name="T106">казалось, проигнорировала касание. </text:span></text:p>
      <text:p text:style-name="P162"/>
      <text:p text:style-name="P162"/>
      <text:p text:style-name="P162"/>
      <text:p text:style-name="P162">,<text:span text:style-name="T106">к</text:span>,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text:soft-page-break/>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0">– Эммм... Селестия?</text:p>
      <text:p text:style-name="P30">– Дааа? – ответила аликорница, не повернув головы. В её тоне слышались смешливые нотки.</text:p>
      <text:p text:style-name="P30">Я вытащил руку из-под накрупника.</text:p>
      <text:p text:style-name="P30">– Всё в порядке?</text:p>
      <text:p text:style-name="P30">Селестия повернула голову, и я ясно увидел широкую улыбку и фирменный ехидный прищур из-под чёлки.</text:p>
      <text:p text:style-name="P30">– А почему ты спрашиваешь? Ты разобрался с муравьями?</text:p>
      <text:p text:style-name="P30">– Вроде да. Хотя, по-моему, дело уже не в муравьях.</text:p>
      <text:p text:style-name="P30">– По-моему, тоже. – рассмеялась аликорница. – Продолжай...</text:p>
      <text:p text:style-name="P50"/>
      <text:p text:style-name="P50"/>
      <text:p text:style-name="P161">Анонируй, Анон, и будет тебе счастье!</text:p>
      <text:p text:style-name="P50"/>
      <text:p text:style-name="P50"/>
      <text:h text:style-name="P168" text:outline-level="2">6. Стыд</text:h>
      <text:p text:style-name="P50">&lt;<text:span text:style-name="T94">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text:soft-page-break/>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text:soft-page-break/>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text:soft-page-break/>–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23">Абсолютного забвения</text:span>&gt;Стирание из бытия. Точнее, его нет и не было после того, как я замкнула его на его создателя, Иггуса. Суть заклинания <text:span text:style-name="T8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1">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81">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65">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9">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text:soft-page-break/>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text:soft-page-break/>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6">— и втайне немного завидовала этому</text:span>. Если бы сестра со своими способностями к магии умела обуздывать свои эмоции <text:span text:style-name="T16">—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text:soft-page-break/>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6">— умение делегировать полномочия. Вечером того же дня я села за письменный стол.</text:span></text:p>
      <text:p text:style-name="P40">“<text:span text:style-name="T2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6">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text:soft-page-break/>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6">—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6">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text:soft-page-break/>но не даёт мне вечную жизнь. Мне не дожить до времён магической деградации<text:span text:style-name="T29"> </text:span>(быть может, к счастью). Всё, что я могу <text:span text:style-name="T16">— оставить тебе напутствие.</text:span></text:p>
      <text:p text:style-name="P60"><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Но в этом его слабость <text:span text:style-name="T16">— </text:span>он может меняться и в плохую сторону. От тебя зависит, в какую.</text:p>
      <text:p text:style-name="P60">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8">—</text:span> сказочная страна, пони <text:span text:style-name="T18">— </text:span><text:span text:style-name="T16">прекрасные создания, порядки тут з</text:span>амечательные<text:span text:style-name="T16">! Чисто, культурно, вежливо. Дворецкий </text:span><text:span text:style-name="T18">—</text:span><text:span text:style-name="T16"> скопидом, конечно, но то работа у него такая. </text:span>Блин, м<text:span text:style-name="T16">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Макс.</text:p>
      <text:p text:style-name="P1">Я захлопнул трактат<text:span text:style-name="T1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6">–</text:span> Уже иду. Где я могу её найти?</text:p>
      <text:p text:style-name="P1"><text:span text:style-name="T16">–</text:span> Я проведу вас, человек Макс. <text:span text:style-name="T1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7"> </text:span><text:span text:style-name="T48">— вся архитектура явно </text:span><text:span text:style-name="T39">была </text:span><text:span text:style-name="T48">заточена под крылатых. Таких, для которых приземлиться на балкон в тронном зале или уйти через портик на крыше</text:span><text:span text:style-name="T67"> </text:span><text:span text:style-name="T48">— обычное дело. </text:span><text:span text:style-name="T67">Хорошо, что ежедневные посещения каретной мастерской подняли мой тонус, изрядно посаженный сидячим образом жизни.</text:span></text:p>
      <text:p text:style-name="P1"><text:span text:style-name="T6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text:span><text:span text:style-name="T39">упором в виде </text:span><text:span text:style-name="T48">голов</text:span><text:span text:style-name="T39">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8"> </text:span><text:span text:style-name="T39">Его центр занимал высокий </text:span><text:span text:style-name="T48">кругл</text:span><text:span text:style-name="T39">ый</text:span><text:span text:style-name="T48"> </text:span><text:span text:style-name="T39">футон</text:span><text:span text:style-name="T48"> </text:span><text:span text:style-name="T39">с</text:span><text:span text:style-name="T48"> велик</text:span><text:span text:style-name="T39">им</text:span><text:span text:style-name="T48"> множество</text:span><text:span text:style-name="T39">м</text:span><text:span text:style-name="T48"> подушек. Среди них я с удивлением заметил плюшевую единорожку </text:span><text:span text:style-name="T39">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6">—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6">.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6">—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6">Во все времена некоторым пони нравилось играть в конспирацию и борьбу за идеалы высшей справедливости. От которой они первые </text:span>и сбежали<text:span text:style-name="T16">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6">—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6">–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text:soft-page-break/>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6">–</text:span> Иногда хочется забыться, <text:span text:style-name="T16">–</text:span> перехватила мой взгляд аликорница, <text:span text:style-name="T1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6">–</text:span> А водку у вас принято пить?</text:p>
      <text:p text:style-name="P38"><text:span text:style-name="T16">–</text:span> Некоторые употребляют. Но правительница Эквестрии, пьющая <text:span text:style-name="T1">яблочную </text:span>водку <text:span text:style-name="T1">—</text:span> это уже черезчур. <text:span text:style-name="T16">–</text:span> засмеялась Селестия.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50"><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6">– Я несказанно рада, что, наконец-то, могу назвать тебя своим другом. </text:span>– мурлыкнула Тия. – <text:span text:style-name="T16">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6">– Это ты называешь “дружбой”? – с </text:span>улыбкой хмыкнул<text:span text:style-name="T16"> я. – </text:span>Мне нравится твоё чувство юмора.</text:p>
      <text:p text:style-name="P50">Аликорница нахмурилась.</text:p>
      <text:p text:style-name="P50"><text:span text:style-name="T16">–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6">– </text:span>Нет, что ты, Тия, не мели ерунды! Я всем доволен, я просто в восторге. Мне вообще кажется, что я попал в рай,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6">—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text:soft-page-break/>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8">– </text:span><text:span text:style-name="T39">Говорят, в Додж-сити почти не осталось жителей. В местном депо перестали обслуживать паровозы из-за отсутствия рабочих. Старик </text:span><text:span text:style-name="T48">–</text:span><text:span text:style-name="T3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8">– </text:span><text:span text:style-name="T54">А из Пинто Крика уже месяц нет новостей...</text:span></text:p>
      <text:p text:style-name="P3"><text:span text:style-name="T48">–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54">– </text:span>“<text:span text:style-name="T1">Что я могу сделать, чтобы вернуть всё назад?</text:span>”</text:p>
      <text:p text:style-name="P15"><text:span text:style-name="T54">– </text:span><text:span text:style-name="T39">Так и сказала?</text:span></text:p>
      <text:p text:style-name="P1"><text:span text:style-name="T48">–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39">Что бы это значило, Флер?</text:span></text:p>
      <text:p text:style-name="P15"><text:span text:style-name="T54">– </text:span><text:span text:style-name="T3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text:soft-page-break/></text:p>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6">–</text:span> Ты? <text:span text:style-name="T16">–</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6">–</text:span> <text:span text:style-name="T1">Сорок девять</text:span>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6">–</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6">–</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text:soft-page-break/>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text:soft-page-break/>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9">&lt;</text:span><text:span text:style-name="T72">Mark Knopfler - </text:span><text:span text:style-name="T71">Hill Farmer's Blues</text:span><text:span text:style-name="T49">&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text:soft-page-break/>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6">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8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oft-page-break/>–<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9">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text:soft-page-break/>–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text:soft-page-break/>–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text:soft-page-break/>–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9">пони-</text:span><text:span text:style-name="T48">исчезновений уже год. Почту за честь работать </text:span><text:span text:style-name="T39">под твоим руководством</text:span><text:span text:style-name="T48">. Подожди немного, я </text:span><text:span text:style-name="T39">от</text:span><text:span text:style-name="T48">систематизирую нужную информацию и расскажу тебе, насколько далеко смогла продвинуться.</text:span></text:p>
      <text:p text:style-name="P38">“Вот неугомонная” <text:span text:style-name="T1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text:soft-page-break/>–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8">«...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а что, если…</text:span></text:p>
      <text:p text:style-name="P50"><text:span text:style-name="T16">–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text:soft-page-break/>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0">—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6">— максимум двух пони, </text:span>после чего мне придётся восстанавливаться около месяца<text:span text:style-name="T16">. С вами же я связана в круг Элементов Гармонии, что позволит мне вызвать магический резонанс и </text:span><text:soft-page-break/><text:span text:style-name="T16">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6">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2">— солнце. Моё </text:span><text:span text:style-name="T53">С</text:span><text:span text:style-name="T52">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text:span><text:span text:style-name="T9">милосердная</text:span><text:span text:style-name="T8">,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7">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text:soft-page-break/>Синопсис: описание пробуждения испытуемой</text:p>
      <text:p text:style-name="P60">Замечания: испытуемая отказалась дать описание сна. «Гы-гы... Фигасе... Человеки рулят...» <text:span text:style-name="T19">—</text:span><text:span text:style-name="T20"> </text:span><text:span text:style-name="T7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74">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52">чёрный экран?</text:span></text:p>
      <text:p text:style-name="P47"/>
      <text:p text:style-name="P51">***</text:p>
      <text:p text:style-name="P50"/>
      <text:p text:style-name="P60">Дата: 12.04.1003 А.С.</text:p>
      <text:p text:style-name="P60">Эксперимент: заклинание Воплощения Индрэ</text:p>
      <text:p text:style-name="P60"><text:soft-page-break/>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63"/>
      <text:h text:style-name="P171" text:outline-level="2">11.5 Знакомство с Дэш</text:h>
      <text:h text:style-name="Heading_20_2" text:outline-level="2"/>
      <text:p text:style-name="P165">&lt;Глава в Понивилле — знакомство с Дэш. Анон чухает пегаску по холке и хлопает по крупу. Она говорит ему, что не любит ждать&gt;</text:p>
      <text:h text:style-name="Heading_20_2" text:outline-level="2"><text:soft-page-break/></text:h>
      <text:h text:style-name="Heading_20_2" text:outline-level="2">12. День сурка</text:h>
      <text:p text:style-name="P15">&lt;<text:span text:style-name="T6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5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text:soft-page-break/>–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6">Солнечный лучик настойчиво пробивался сквозь плотно сомкнутые веки. Ветерок через открытое окно </text:span><text:span text:style-name="T1">щекотал уши и шуршал</text:span><text:span text:style-name="T16"> </text:span><text:span text:style-name="T1">занавесками</text:span><text:span text:style-name="T16">. Я раскрыл глаза, в который раз наслаждаясь ясной головой и абсолютной выспанностью </text:span><text:span text:style-name="T48">—</text:span><text:span text:style-name="T16"> роскошью, недоступной мне </text:span><text:span text:style-name="T1">годами</text:span><text:span text:style-name="T1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text:soft-page-break/>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6">— то ли я был глух к магии, то ли она ко мне, но с в</text:span>олшебством<text:span text:style-name="T16">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pan text:style-name="T39">–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8"> </text:span><text:span text:style-name="T39">Мощнее ускорителя только магия драконов, аликорнов и Элементов Гармонии. Если бы я была...</text:span><text:span text:style-name="T16"> </text:span>Ай!</text:p>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Макс.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8">– Я </text:span><text:span text:style-name="T54">всегда буду оставаться в тени. </text:span><text:span text:style-name="T48">– </text:span><text:span text:style-name="T54">хлюпала единорожка. </text:span><text:span text:style-name="T48">–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6">– </text:span>Ты?!</text:p>
      <text:p text:style-name="P95"><text:span text:style-name="T16">–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16">– М</text:span>ожет тогда, ты скажешь, что в нём пошло не так и почему к вам попал я, а не сверхаликорн?</text:p>
      <text:p text:style-name="P95"><text:span text:style-name="T16">– </text:span>Не скажу. Заклинания Стар Свирла Бородатого обычно если срабатывают, то без ошибок.</text:p>
      <text:p text:style-name="P50"><text:soft-page-break/><text:span text:style-name="T16">– Если </text:span>только <text:span text:style-name="T16">их правильно вызывают. – </text:span>пробурчал Спайк, возвращаясь в корзинку.</text:p>
      <text:p text:style-name="P38"><text:span text:style-name="T16">–</text:span> <text:span text:style-name="T1">Эмм. </text:span>Что он имел ввиду?</text:p>
      <text:p text:style-name="P38"><text:span text:style-name="T16">–</text:span> Ну, <text:span text:style-name="T16">–</text:span> Твайлайт смутилась, <text:span text:style-name="T16">–</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5">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6">–</text:span> <text:span text:style-name="T1">е</text:span>динорожка опустила голову.</text:p>
      <text:p text:style-name="P38"><text:span text:style-name="T16">– </text:span><text:span text:style-name="T1">Да, завершилось всё препаршиво. Принцесса Луна сказала, лучше бы её обратно на Луну закинули.</text:span></text:p>
      <text:p text:style-name="P38"><text:span text:style-name="T16">–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6">– </text:span><text:span text:style-name="T1">Хм. Нет.</text:span></text:p>
      <text:p text:style-name="P38"><text:span text:style-name="T16">– </text:span><text:span text:style-name="T1">А друзья?</text:span></text:p>
      <text:p text:style-name="P38"><text:span text:style-name="T16">– </text:span><text:span text:style-name="T1">У меня был друг. Погиб два месяца назад.</text:span></text:p>
      <text:p text:style-name="P1"><text:span text:style-name="T16">–</text:span> О, мои соболезнования! Друзей терять <text:span text:style-name="T1">тоже</text:span> тяжко.</text:p>
      <text:p text:style-name="P1"><text:span text:style-name="T16">–</text:span> Всё в порядке, Твайлайт.<text:span text:style-name="T16">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6">–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6">– </text:span><text:span text:style-name="T1">Ерунда! Там стоит запрет только для пони. На приматах Луна экспериментировать не запрещала</text:span><text:span text:style-name="T39">.</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4">Чужестранец-примат разбил сердце нашей обожаемой Селестии! Двор в отчаянии </text:span><text:span text:style-name="T19">—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text:span><text:span text:style-name="T35">находится </text:span><text:span text:style-name="T34">под сомнением...</text:span>»</text:p>
      <text:p text:style-name="P50">Папарацци хреновы!</text:p>
      <text:p text:style-name="P50"><text:soft-page-break/>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6">– </text:span>Привет, Эй-Джей! У тебя проблемы?</text:p>
      <text:p text:style-name="P50"><text:span text:style-name="T16">– </text:span>Привет, сахарок. <text:span text:style-name="T16">– </text:span>озабоченно поприветствовала меня пони. <text:span text:style-name="T16">–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6">– </text:span>А ты, Маки, вместо того, ч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6">–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6">–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6">– Г</text:span>отово. Принимай работу, хозяйка!</text:p>
      <text:p text:style-name="P50">Эпплджек стиснула меня в сокрушающих объятиях.</text:p>
      <text:p text:style-name="P50"><text:span text:style-name="T16">–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6">–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6">–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6">– </text:span>Бери, сахарок. Для тебя <text:span text:style-name="T16">— </text:span>самые <text:span text:style-name="T16">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75">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20">— </text:span><text:span text:style-name="T75">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6">– </text:span>Свободно? <text:span text:style-name="T16">– </text:span>спросил я у единственной пони, сидящей за столиком.</text:p>
      <text:p text:style-name="P50"><text:span text:style-name="T16">– </text:span>Да-да, конечно. <text:span text:style-name="T16">–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6">– <text:s/></text:span>Пирог с грибами, яишницу и чизкейк<text:span text:style-name="T16"> – </text:span>сообщил я подошедшей официантке.</text:p>
      <text:p text:style-name="P50"><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 тому же.</text:p>
      <text:p text:style-name="P50"><text:span text:style-name="T16">–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6">– </text:span>Вы, наверное, ждёте кого-то?</text:p>
      <text:p text:style-name="P52"><text:span text:style-name="T16">– </text:span>Неа.</text:p>
      <text:p text:style-name="P52"><text:span text:style-name="T16">– </text:span>Просто обедаете?</text:p>
      <text:p text:style-name="P52"><text:span text:style-name="T16">– </text:span>Неа.</text:p>
      <text:p text:style-name="P52"><text:span text:style-name="T16">– </text:span>Просто сидите и мрачно смотрите на меня?</text:p>
      <text:p text:style-name="P52"><text:span text:style-name="T16">– </text:span>Неа.</text:p>
      <text:p text:style-name="P52">Хм, а эта пони не из разговорчивых. Ну ладно.</text:p>
      <text:p text:style-name="P52"><text:span text:style-name="T16">– </text:span>А что же вы делаете?</text:p>
      <text:p text:style-name="P52"><text:span text:style-name="T16">– </text:span>Веселюсь. <text:span text:style-name="T16">– </text:span>мрачно заявила пони.</text:p>
      <text:p text:style-name="P52"><text:span text:style-name="T16">–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6">–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6">– </text:span>Мы с вами раньше встречались?</text:p>
      <text:p text:style-name="P52"><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Макс, и ты программист, и тебе <text:span text:style-name="T2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text:span text:style-name="T108">А меня туда сводишь?</text:span></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6">– </text:span>Оставь, Салвер.<text:span text:style-name="T16"> </text:span>Ему за счёт заведения.</text:p>
      <text:p text:style-name="P50"><text:span text:style-name="T16">– </text:span>Ясно, мисс Пинки. <text:span text:style-name="T16">– </text:span>официантка кивнула и ушла.</text:p>
      <text:p text:style-name="P50"><text:soft-page-break/><text:span text:style-name="T16">– Ч</text:span>его-о-о?<text:span text:style-name="T16"> </text:span>Так это твой бар?</text:p>
      <text:p text:style-name="P50"><text:span text:style-name="T16">– </text:span>Агась. <text:span text:style-name="T16">– </text:span>поняха пожала плеч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6">– </text:span>Тихо-тихо. <text:span text:style-name="T16">– </text:span>я оглянулся на посетителей. Шёпот Пинки, наверное, был слышен даже на улице. <text:span text:style-name="T16">– </text:span>Не вспоминай опять. Давай лучше выпьем на брудершафт. За знакомство.</text:p>
      <text:p text:style-name="P50"><text:span text:style-name="T16">– </text:span>Агась! <text:span text:style-name="T16">– </text:span>кивнула пони, придвигая ко мне бутылку. <text:span text:style-name="T16">–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6">– </text:span>У меня есть идея получше. <text:span text:style-name="T16">– </text:span>на свет показалась фляга Большого Макинтоша.</text:p>
      <text:p text:style-name="P50"><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6">– </text:span>Починил телегу. Только молчок про самогон, раз уж ты в курсе. <text:span text:style-name="T16">– </text:span>я разлил сидр по чашкам.</text:p>
      <text:p text:style-name="P50"><text:span text:style-name="T16">– </text:span>Да ты что?! Чтоб я вы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6">–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6">– У </text:span>тебя такая смешная мордочка! <text:span text:style-name="T16">– </text:span>захихикали Пинки, покачиваясь. <text:span text:style-name="T16">– </text:span>Как будто ты <text:span text:style-name="T75">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6">– </text:span>Эммм... Скажи-ка мне, мой друг П-п-пинки... Легенда про фаэри <text:span text:style-name="T20">— </text:span><text:span text:style-name="T75">эт правда?</text:span></text:p>
      <text:p text:style-name="P50"><text:span text:style-name="T20">– </text:span><text:span text:style-name="T75">Какая из? Их много, вообще-то. Ик!</text:span></text:p>
      <text:p text:style-name="P50"><text:span text:style-name="T20">– </text:span><text:span text:style-name="T75">Про принцесс. Про то, что они фаэри, спустившиеся с неба во плоти, чтоб помогать пони управлять Эквестрией?</text:span></text:p>
      <text:p text:style-name="P50"><text:span text:style-name="T20">– </text:span><text:span text:style-name="T75">Макс, </text:span><text:span text:style-name="T20">– </text:span><text:span text:style-name="T75">захихикала Пинки, взъерошив копытами розовые кудряшки и попытавшись соорудить из них бороду, </text:span><text:span text:style-name="T20">– </text:span><text:span text:style-name="T7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20">– </text:span><text:span text:style-name="T75">Да так. Всё думаю, насколько это одиноко — быть бессмертной в мире смертных. Когда сам никого не любишь, и тебя никто не любит...</text:span></text:p>
      <text:p text:style-name="P50"><text:span text:style-name="T20">– </text:span><text:span text:style-name="T75">Ты что-о-о! Нельзя любить фаэри! Она похитит твоё сердце, и ты будешь искать её, пока не... </text:span><text:span text:style-name="T20">– </text:span><text:span text:style-name="T75">Пинки погрузилась в так и не съеденный салат «по-Кантерлотски» и захрапела.</text:span></text:p>
      <text:p text:style-name="P50"><text:span text:style-name="T20">– </text:span><text:span text:style-name="T75">Пока не умру?</text:span></text:p>
      <text:p text:style-name="P50"><text:soft-page-break/><text:span text:style-name="T20">– </text:span><text:span text:style-name="T75">Нет, глупенький, </text:span><text:span text:style-name="T20">– </text:span><text:span text:style-name="T75">пробулькала Пинки из миски. </text:span><text:span text:style-name="T20">– </text:span><text:span text:style-name="T75">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6">–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6">– </text:span>Судя по тому, как ты стремительно сбежал от меня не попрощавшись, у тебя проблемы. <text:span text:style-name="T16">– </text:span>заметила с укором кобылка.</text:p>
      <text:p text:style-name="P53"><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53"><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53"><text:span text:style-name="T16">–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text:span text:style-name="T108">д</text:span>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6">– </text:span>Сто-о-ой! <text:span text:style-name="T16">– </text:span>заорал я. <text:span text:style-name="T16">– </text:span>Выпрыгивай из бочки!!!</text:p>
      <text:p text:style-name="P53"><text:soft-page-break/>Кобылка-пилот улыбнулась и постукала копытцем по шлему, показывая, что не слышит меня.</text:p>
      <text:p text:style-name="P53"><text:span text:style-name="T16">– </text:span>Выпрыгива-а-а... <text:span text:style-name="T16">–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6">– </text:span>Эм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6">– </text:span>Смотри, вот те и ответ на вопрос, куда деваются пони!</text:p>
      <text:p text:style-name="P53"><text:span text:style-name="T16">– </text:span>Где? <text:span text:style-name="T16">– </text:span>единорожка начала оглядываться.</text:p>
      <text:p text:style-name="P53"><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53"><text:span text:style-name="T16">– </text:span>И что? Я всё равно не пойму, куда пони деваются? И куда пропала Скуталу?</text:p>
      <text:p text:style-name="P53"><text:span text:style-name="T16">– Я </text:span>их ем. <text:span text:style-name="T16">– </text:span>зверски ухмыльнувшись, сообщил я поняшам. <text:span text:style-name="T16">–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6">— </text:span>забавного, не вполне нормального единорога, считающего себя то человеком, то аликорном.<text:span text:style-name="T16"> </text:span>Но из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 магическом сне путешествовала по Эогиппу и видела эгрегор Эквестрии <text:span text:style-name="T16">—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6">— </text:span>ключ к разгадке тайны исчезновения пони.</text:p>
      <text:p text:style-name="P62"><text:span text:style-name="T16">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6">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6">P.S. Н</text:span>е гневите мироздание воровством! <text:span text:style-name="T34">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2"/>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6">–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6">–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ли нарисовать солнцем «<text:span text:style-name="T16">х#й</text:span>» на небе, чем заставить пони-чинушу поступиться хотя бы запятой в должностных инструкциях.</text:p>
      <text:p text:style-name="P53"><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53"><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text:soft-page-break/></text:p>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6">– </text:span>Это неправильно! <text:span text:style-name="T16">– </text:span>заявила Рэйнбоу Дэш, отвернувшись от окна.</text:p>
      <text:p text:style-name="P53"><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53"><text:span text:style-name="T16">– </text:span>Да я не про то! <text:span text:style-name="T16">– </text:span>отмахнулась пегаска. <text:span text:style-name="T16">– </text:span>Посмотри на поле.</text:p>
      <text:p text:style-name="P53"><text:span text:style-name="T16">– </text:span>И что? Поле как поле.</text:p>
      <text:p text:style-name="P53"><text:span text:style-name="T16">– </text:span>Оно не убрано. <text:span text:style-name="T16">– </text:span>мрачно ответила пегаска. <text:span text:style-name="T16">–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6">– </text:span>У самого посёлка поля убраны. Наверняка дойдёт дело и до остальных.</text:p>
      <text:p text:style-name="P53"><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6">– </text:span>Спасибо, но от пинкиных плюшек у меня фланки округляются.</text:p>
      <text:p text:style-name="P53"><text:span text:style-name="T16">– </text:span>Да ладно тебе, Рэйнбоу Дэш! От одной не округлятся.</text:p>
      <text:p text:style-name="P53"><text:span text:style-name="T16">– </text:span>От одной —<text:span text:style-name="T16"> </text:span>нет. Но я ж на одной не остановлюсь... И вот что. Зови меня Дэш! А то и мне придётся звать тебя полным именем, а я этого не выношу. <text:span text:style-name="T16">– </text:span>Пегаска взяла карту и нахмурилась. <text:span text:style-name="T16">–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6"> </text:span>Как будто…</text:p>
      <text:p text:style-name="P53"><text:span text:style-name="T16">–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6">–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6">–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6">– </text:span>Леди и джентльпони! Просьба не паниковать! Поезд дальше не идёт: впереди провал! <text:span text:style-name="T16">– </text:span>крикнул проводник.</text:p>
      <text:p text:style-name="P53"><text:soft-page-break/><text:span text:style-name="T16">– </text:span>Какой ещё, в дышло, провал? Я проезжал тут два дня назад!</text:p>
      <text:p text:style-name="P53"><text:span text:style-name="T16">– </text:span>Безобразие! Верните мне деньги за билет!</text:p>
      <text:p text:style-name="P53"><text:span text:style-name="T16">– </text:span>Как вы смеете! Я опоздаю в порт! <text:s/><text:span text:style-name="T16">–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6">– </text:span>Эта дыра фиг знает на сколько длится! <text:span text:style-name="T16">– </text:span>заявила Дэш, выныривая из темноты. <text:span text:style-name="T16">–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6">– </text:span>Дэш, нам надо на ту сторону.</text:p>
      <text:p text:style-name="P53"><text:span text:style-name="T16">– </text:span>Нет проблем. Я могу тебя перенести.</text:p>
      <text:p text:style-name="P53">Я с сомнением посмотрел на пегаску. Дэш в холке была мне по пояс.</text:p>
      <text:p text:style-name="P53"><text:span text:style-name="T16">–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53">Мля.</text:p>
      <text:p text:style-name="P53"><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6">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6">– </text:span>Ты как, в порядке? Макс? <text:span text:style-name="T16">– п</text:span>егаска озабоченно потрогала меня за плечо. <text:span text:style-name="T16">–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6">–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oft-page-break/><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5">прочитал охранник, близоруко щурясь.</text:span></text:p>
      <text:p text:style-name="P53"><text:span text:style-name="T16">– </text:span>Удостоверение личности предъявлять? <text:span text:style-name="T16">– </text:span>осведомился я.</text:p>
      <text:p text:style-name="P53"><text:span text:style-name="T16">– </text:span>Ч-ч-человеку М-м-максу? <text:span text:style-name="T16">–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6">– </text:span>Нет, ты видела? Он мне чуть пальцы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53">Дэш, ни слова не говоря, прислонила ухо к двери.</text:p>
      <text:p text:style-name="P53"><text:span text:style-name="T16">– </text:span>Будешь смеяться, но именно этим он и занят. Вызывает полицию по телефону. <text:span text:style-name="T16">– </text:span>сообщила пегаска.</text:p>
      <text:p text:style-name="P53"><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6">– </text:span>Оп-па! <text:span text:style-name="T16">– </text:span>пегаска оторвала ухо от двери. <text:span text:style-name="T16">–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6">– </text:span>Сколько у нас времени?</text:p>
      <text:p text:style-name="P53">Дэш почесала в затылке.</text:p>
      <text:p text:style-name="P53"><text:span text:style-name="T16">–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6">–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6">–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text:soft-page-break/>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6">– “</text:span>Портативный магоэнергетический ускоритель «<text:span text:style-name="T16">Psyntel Rari2+ DDR</text:span>»,<text:span text:style-name="T16"> </text:span>демо-прототип<text:span text:style-name="T16">” – </text:span>прочитал я на бирке. <text:span text:style-name="T16">– </text:span>Оно!</text:p>
      <text:p text:style-name="P53">Снаружи послышался вой сирены и цокот множества копыт.</text:p>
      <text:p text:style-name="P53"><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6">– </text:span>Это твои двадцать минут? <text:span text:style-name="T16">– </text:span>возмутился я. <text:span text:style-name="T16">– </text:span>Да ещё и десяти не прошло!</text:p>
      <text:p text:style-name="P53">Дэш вымучено скривилась.</text:p>
      <text:p text:style-name="P53"><text:span text:style-name="T16">– П</text:span>римат Макс, здание окружено! Мы знаем, что ты внутри! Выходи добровольно, или будешь взят силой! <text:span text:style-name="T16">– </text:span>загремел усиленный мегафоном голос.</text:p>
      <text:p text:style-name="P53">Я разбил топором стеклянные дверцы прибора и вытащил рубины.</text:p>
      <text:p text:style-name="P53"><text:span text:style-name="T16">–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6">– </text:span>Ну уж фигушки. Я тебя тут не оставлю.</text:p>
      <text:p text:style-name="P53"><text:span text:style-name="T16">– </text:span>Дэш! <text:span text:style-name="T16">– </text:span>взмолился я. <text:span text:style-name="T16">–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6">– Н</text:span>е тупи! <text:span text:style-name="T16">– </text:span>упрямо мотнула головой пегаска. <text:span text:style-name="T16">–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6">– </text:span>Быстро за мной! <text:span text:style-name="T16">–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6">– Ю-</text:span>хууу<text:span text:style-name="T16">!!!</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6">–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6">– </text:span>Макс, подвинься!</text:p>
      <text:p text:style-name="P53">Пегаска оттеснила меня крупом и повернулась к двери задом.</text:p>
      <text:p text:style-name="P53"><text:span text:style-name="T16">– </text:span>Ю-хууу!</text:p>
      <text:p text:style-name="P53">БАБАХ!!!</text:p>
      <text:p text:style-name="P53"><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6">– </text:span>Ты чего на меня так уставился? <text:span text:style-name="T16">– </text:span>подозрительно спросила пегаска.</text:p>
      <text:p text:style-name="P53"><text:span text:style-name="T16">– </text:span>Да так… Не ожидал, что ты такая…</text:p>
      <text:p text:style-name="P53"><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6">–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6">–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6">– </text:span>Ты! Не! По! Нял! Те! Бе! Не! Льзя! Тут! Ос! Та! ВАТЬСЯ!!! <text:span text:style-name="T16">–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6">–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6">–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6">–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6">–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6">– </text:span>А это у нас кто? Гмм. Пегаска. Вот так раз! Рэйнбоу Дэш! Какими судьбами?</text:p>
      <text:p text:style-name="P53"><text:span text:style-name="T16">– </text:span>ТРИКСИ! <text:span text:style-name="T16">– <text:s/></text:span>фейсхуфнула Дэш. <text:span text:style-name="T16">– </text:span>Во имя Селестии, ЧТО ты тут делаешь?!!</text:p>
      <text:p text:style-name="P53"><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6">–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53"><text:span text:style-name="T16">– </text:span>Трикси! Не смей! У нас мегаважное задание! Нам нужно вернуться Понивилль во что бы то ни стало! <text:span text:style-name="T16">– </text:span>пегаска извивалась изо всех сил, пытаясь выбраться из магического захвата.</text:p>
      <text:p text:style-name="P53"><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6">– </text:span>Ей ведь нельзя рассказывать, да?</text:p>
      <text:p text:style-name="P53"><text:span text:style-name="T16">– </text:span>Нельзя. <text:span text:style-name="T16">– </text:span>подтвердил я. <text:span text:style-name="T16">–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6">–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6">– </text:span>ОГО!</text:p>
      <text:p text:style-name="P53">Единорожка аж уселась на крыльцо от удивления.</text:p>
      <text:p text:style-name="P53"><text:span text:style-name="T16">–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6">– </text:span>Мы приняли решение не выдавать вас полиции в обмен на то, что вы расскажете нам о вашей секретной миссии!</text:p>
      <text:p text:style-name="P53"><text:span text:style-name="T16">– </text:span>Не пойдёт! <text:span text:style-name="T16">– </text:span>заявил я. <text:span text:style-name="T16">– </text:span>Я уже сказал, что это тайна. Мне добавить нечего.</text:p>
      <text:p text:style-name="P53"><text:span text:style-name="T16">– </text:span>Да неужели? <text:span text:style-name="T16">– </text:span>захлопала ресницами Трикси. <text:span text:style-name="T16">–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нам, куда исчезла принцесса Селестия!</text:p>
      <text:p text:style-name="P53"><text:span text:style-name="T16">– </text:span>Так вот почему я не могу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6">–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4">Исчезновение дневной главы диархии: Эквестрия в панике!</text:span>» (статья двухдневной давности).</text:p>
      <text:p text:style-name="P53">«<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3">«<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43"><text:span text:style-name="T16">–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6">– </text:span>Прикинь, а? <text:span text:style-name="T16">– </text:span>участливо ткнулась в меня носом Дэш. <text:span text:style-name="T16">– </text:span>Над моими приколами тоже одна я смеюсь. У<text:span text:style-name="T16"> </text:span>большинства вместо чувства юмора жир на ляжках.</text:p>
      <text:p text:style-name="P68"><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6">–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6">Show must go on!</text:span></text:p>
      <text:p text:style-name="P53">Я улыбнулся и помахал пегаске рукой, показывая, что в норме. Дэш облегчённо выдохнула.</text:p>
      <text:p text:style-name="P43"><text:soft-page-break/>–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3">&lt;<text:span text:style-name="T79">David Bowie - Lets Dance/ Ashes To Ashes</text:span></text:p>
      <text:p text:style-name="P43"><text:span text:style-name="T79">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4">Добро пожаловать в Груммингтон! Вам здесь рады!</text:span></text:p>
      <text:p text:style-name="P53"><text:span text:style-name="T34">Население города </text:span><text:span text:style-name="T80">302 пони</text:span><text:span text:style-name="T34">.</text:span></text:p>
      <text:p text:style-name="P53"><text:span text:style-name="T80">250 пони</text:span><text:span text:style-name="T34">.</text:span></text:p>
      <text:p text:style-name="P53"><text:span text:style-name="T80">125 поней</text:span><text:span text:style-name="T34">.</text:span></text:p>
      <text:p text:style-name="P53"><text:span text:style-name="T34">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5">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Макс. </text:span><text:span text:style-name="T27">Дружба </text:span><text:span text:style-name="T44">—</text:span><text:span text:style-name="T27"> </text:span><text:span text:style-name="T3">э</text:span><text:span text:style-name="T27">то, </text:span><text:span text:style-name="T82">так её </text:span><text:span text:style-name="T3">разэтак</text:span><text:span text:style-name="T82">,</text:span><text:span text:style-name="T27"> магия!</text:span><text:span text:style-name="T67">»</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80">37 пни</text:span></text:p>
      <text:p text:style-name="P71">24пн</text:p>
      <text:p text:style-name="P71">15</text:p>
      <text:p text:style-name="P53"><text:span text:style-name="T34">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4">Добро пожаловать в Груммингтон! Вам здесь рады!</text:span></text:p>
      <text:p text:style-name="P53"><text:span text:style-name="T34">Население города </text:span><text:span text:style-name="T80">302 пони</text:span><text:span text:style-name="T34">.</text:span></text:p>
      <text:p text:style-name="P53"><text:span text:style-name="T80">250 пони</text:span><text:span text:style-name="T34">.</text:span></text:p>
      <text:p text:style-name="P53"><text:span text:style-name="T80">125 поней</text:span><text:span text:style-name="T34">.</text:span></text:p>
      <text:p text:style-name="P53"><text:span text:style-name="T34">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6">&lt;</text:span><text:span text:style-name="T66">Metallica-Enter Sandman</text:span><text:span text:style-name="T16">&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65">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9">«</text:span><text:span text:style-name="T3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9">».</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text:soft-page-break/>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9">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81">И магазин</text:span>ы вовсе<text:span text:style-name="T81"> не </text:span>бесплатные<text:span text:style-name="T81">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text:soft-page-break/>–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81">Оно п</text:span>овсюду. <text:span text:style-name="T81">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8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81">А т</text:span>ы вставать не хотел! Я очень-очень испугалась. <text:span text:style-name="T81">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6">–</text:span> А какой у тебя там был образ жизни?</text:p>
      <text:p text:style-name="P53"><text:span text:style-name="T16">–</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6">–</text:span> Дискордовы яйца! Ты сидел в тюрьме? За что тебя посадили?</text:p>
      <text:p text:style-name="P53"><text:span text:style-name="T16">–</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6">–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6">пишешь</text:span><text:span text:style-name="T57">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text:soft-page-break/></text:p>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6">сделать крюк</text:span> в сто миль?! Да это ж ещё неделю ходьбы! У нас картошки осталось на день, твоими стараниями<text:span text:style-name="T16">!</text:span></text:p>
      <text:p text:style-name="P55">Пегаска <text:span text:style-name="T16">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1">матюков мне</text:span> удалось замазать самые большие щели. За тестовый<text:span text:style-name="T81"> </text:span>получасовый заплыв<text:span text:style-name="T81">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71">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text:soft-page-break/>–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81">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81">н жил с пони! И они </text:span>офигенски <text:span text:style-name="T81">любили друг друга! И у них </text:span>был<text:span text:style-name="T81"> </text:span>офигенский <text:span text:style-name="T81">секс! </text:span>И это было круто!<text:span text:style-name="T81"> </text:span>А ты… Ты <text:span text:style-name="T16">—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6">– </text:span>Выф-выф-вуф! <text:span text:style-name="T16">– </text:span>возразил я.</text:p>
      <text:p text:style-name="P55">Отпихнув от лица живот пегаски и выплюнув шерсть, я продолжил.</text:p>
      <text:p text:style-name="P55"><text:span text:style-name="T16">–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6">– </text:span>Бе-бе-бе! <text:span text:style-name="T16">– </text:span>устало передразнила меня Дэш. <text:span text:style-name="T16">– </text:span><text:span text:style-name="T29">Макс! Я </text:span><text:span text:style-name="T32">— </text:span><text:span text:style-name="T29">плохая пони, потому что хотела получить то, что мне не принадлежит.</text:span> Но какой же ты всё-таки глупый! Пойми, смертные <text:span text:style-name="T16">— </text:span>игрушки в копытах вечных. Люби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6">– </text:span>Дэш, я знаю. Просто не могу о ней забыть.</text:p>
      <text:p text:style-name="P55">Пегаска тяжело поднялась.</text:p>
      <text:p text:style-name="P55"><text:span text:style-name="T16">– </text:span>Везёт же некоторым. <text:span text:style-name="T16">– </text:span>пробормотала она, раскрывая крылья для просушки.</text:p>
      <text:p text:style-name="P55">…</text:p>
      <text:p text:style-name="P55"><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6">– </text:span>Это остатки былой славы. Мой институтский рекорд <text:span text:style-name="T16">—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text:span><text:span text:style-name="T41">Макс, ты весь дрожишь! Тебе надо просушить шерсть. </text:span>Снимай-ка одежду! <text:span text:style-name="T16">–</text:span> <text:span text:style-name="T1">с</text:span>командовала Дэш.</text:p>
      <text:p text:style-name="P1"><text:span text:style-name="T16">–</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6">–</text:span> Куда это ты спрятался? <text:span text:style-name="T16">–</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6">–</text:span> А с кем не так? Со мной? С тобой? Или вообще? <text:span text:style-name="T16">–</text:span> <text:span text:style-name="T1">д</text:span>опытывалась пегаска.</text:p>
      <text:p text:style-name="P1"><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oft-page-break/><text:span text:style-name="T16">–</text:span> Ну и?</text:p>
      <text:p text:style-name="P1"><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исповедаться,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 А под конец сорвать штаны и…” <text:span text:style-name="T16">–</text:span> вот я и хочу знать, что “и”?</text:p>
      <text:p text:style-name="P1">Я смутился.</text:p>
      <text:p text:style-name="P1"><text:span text:style-name="T16">–</text:span> Да ничего… Не бери в голову.</text:p>
      <text:p text:style-name="P1"><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oft-page-break/><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6">–</text:span> <text:span text:style-name="T1">Короче, Макс. Хочешь, верь, не хочешь — не верь. Нельзя сохнуть по аликорну! &lt;</text:span><text:span text:style-name="T3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0">.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6">–</text:span> Дэш, ты..?</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6">– </text:span><text:span text:style-name="T1">Я не умею. Неумеха. </text:span><text:span text:style-name="T16">–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6">–</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6">–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6">– </text:span>Хорошо, пусть это будет моей фантазией. А ты правда принимаешь меня?</text:p>
      <text:p text:style-name="P3"><text:span text:style-name="T16">– </text:span>Правда. Но…</text:p>
      <text:p text:style-name="P1"><text:soft-page-break/><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ммм…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5">Seal – Amazing (Thin White Duke remix)</text:span>&gt;</text:p>
      <text:p text:style-name="P1"><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1">Я начал почёсывать её шею у основания гривы.</text:p>
      <text:p text:style-name="P1"><text:span text:style-name="T16">–</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6">–</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65">Mothley Crue – Cickstart my heart</text:span>&gt;</text:p>
      <text:p text:style-name="P55">«<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6">–</text:span> Про меня таки забыли. Отлично.</text:p>
      <text:p text:style-name="P55"><text:span text:style-name="T16">–</text:span> Не уверена. <text:span text:style-name="T16">–</text:span> <text:s/>пегаска почесала затылок. <text:span text:style-name="T16">–</text:span> Там на столбах повсюду висят объявления. За твою голову предлагают пятьдесят тысяч.</text:p>
      <text:p text:style-name="P55"><text:span text:style-name="T16">–</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6">– </text:span>Твайлайт, привет! Мы вернулись! <text:span text:style-name="T16">–</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6">– К</text:span>АКОГО ХУЯ?!! Твайлайт, ёб твою понимать, ты чё творишь? <text:span text:style-name="T16">– </text:span>я вцепился в ручку двери.</text:p>
      <text:p text:style-name="P55"><text:span text:style-name="T16">– </text:span>Твайли, ты чего? <text:span text:style-name="T16">– </text:span>брыкалась Дэш. <text:span text:style-name="T16">– </text:span>Немедленно опусти меня на пол!</text:p>
      <text:p text:style-name="P55"><text:span text:style-name="T16">– </text:span>Извини, Дэши. <text:span text:style-name="T16">– </text:span>скороговоркой бормотала лавандовая единорожка, нервно хихикая. <text:span text:style-name="T16">–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6">– </text:span>Не беспокойся, Макс-с-вероятностью-пятьдесят-процентов, больно не будет. Не должно быть, во всяком случае. <text:span text:style-name="T16">– </text:span>суетилась единорожка, закрепляя мои руки и ноги в браслетах. <text:span text:style-name="T16">–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6">– </text:span>Где-то он тут был, я же клала его сюда на прошлой неделе, после эксперимента с тыквой!</text:p>
      <text:p text:style-name="P55"><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6">– </text:span>Твайлайт, не смей! <text:span text:style-name="T16">– </text:span>хриплым от ужаса голосом прошептал я.</text:p>
      <text:p text:style-name="P55"><text:span text:style-name="T16">–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6">–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6">– О</text:span>у! <text:span text:style-name="T81">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6">– </text:span>Хрен-то тебе зачем? <text:span text:style-name="T16">– </text:span>с бессильной злостью спросил я. <text:span text:style-name="T16">– </text:span><text:span text:style-name="T81">Т</text:span>ы собираешься устроить филиал порнхаба для пони-извращенцев?</text:p>
      <text:p text:style-name="P55"><text:span text:style-name="T16">–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6">–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6">– </text:span>А если попроще?</text:p>
      <text:p text:style-name="P55"><text:span text:style-name="T16">– </text:span>Если ты — клон, то превратишься в исходные десять-пятнадцать килограммов песка. Как и все предыдущие. <text:span text:style-name="T16">– </text:span>единорожка указала на ящик с песком, стоящий у противопожарного щита.<text:span text:style-name="T16">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55"><text:span text:style-name="T16">–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6">–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6">–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6">–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6">–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6">– </text:span>Никогда, слышишь, никогда больше не смей подымать меня...</text:p>
      <text:p text:style-name="P55"><text:span text:style-name="T16">– </text:span>Откуда я знала, что резонансное заклинание так среагирует на...</text:p>
      <text:p text:style-name="P55"><text:span text:style-name="T16">– М</text:span>акс? <text:span text:style-name="T16">– </text:span>пегаска заметила, что я открыл глаза. <text:span text:style-name="T16">– </text:span>Ты в порядке?</text:p>
      <text:p text:style-name="P55">Я издал нечто среднее между брачным рёвом лося и стоном умирающего слона.</text:p>
      <text:p text:style-name="P55"><text:span text:style-name="T16">– </text:span>Я не предполагала, что заклинание магического резонанса нейтрально реагирует только на истинную ткань НАШЕЙ реальности. <text:span text:style-name="T16">– </text:span>зачастила единорожка. <text:span text:style-name="T16">–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6">– </text:span>Но не магнетрон. <text:span text:style-name="T16">– </text:span>заметила Дэш. <text:span text:style-name="T16">–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6">–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text:soft-page-break/>Во втором случае вероятность возникновения крупной энергомагической вспышки я оцениваю как один к трём.</text:p>
      <text:p text:style-name="P55"><text:span text:style-name="T16">– Н</text:span>е умничай! Что ты имеешь ввиду под «крупной энергомагической вспышкой»? <text:span text:style-name="T16">– </text:span>почесала в затылке Эпплджек. <text:span text:style-name="T16">– </text:span>Нам хватит ведра воды, чтоб её потушить?</text:p>
      <text:p text:style-name="P55"><text:span text:style-name="T16">–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6">– </text:span>Конски яблоки! <text:span text:style-name="T16">– </text:span>выругалась Эпплджек. <text:span text:style-name="T16">–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6">– </text:span>Ты хорошо подумала? <text:span text:style-name="T16">– н</text:span>ахмурилась Рэйнбоу Дэш. <text:span text:style-name="T16">– </text:span>В Эквестрии десятки таких городов, как Понивилль! Мы не можем махнуть на них крылом!</text:p>
      <text:p text:style-name="P55"><text:span text:style-name="T16">– </text:span>Тебе-то на Понивилль точно махать! <text:span text:style-name="T16">– </text:span>огрызнулась фермерша. <text:span text:style-name="T16">– Т</text:span>вой дом, поди, не зацепит.</text:p>
      <text:p text:style-name="P55"><text:span text:style-name="T16">– </text:span>Что ты сказала? А ну, повтори? <text:span text:style-name="T16">– </text:span>взвилась пегаска.</text:p>
      <text:p text:style-name="P55"><text:span text:style-name="T16">– </text:span>Не ссорьтесь, девчёнки. <text:span text:style-name="T16">– </text:span>встрял я. <text:span text:style-name="T16">– </text:span>Ничем рисковать не придётся. У меня есть другой вариант.</text:p>
      <text:p text:style-name="P55"><text:span text:style-name="T16">– </text:span>Ась?</text:p>
      <text:p text:style-name="P55"><text:span text:style-name="T16">– </text:span>Что?</text:p>
      <text:p text:style-name="P55"><text:span text:style-name="T16">– </text:span>Какой? <text:span text:style-name="T16">– </text:span>разом <text:span text:style-name="T16">о</text:span>бернулась ко мне компания.</text:p>
      <text:p text:style-name="P55"><text:span text:style-name="T16">– </text:span>Элементы Гармонии. Ты говорила, <text:span text:style-name="T16">– </text:span>обратился я к Твайлайт, <text:span text:style-name="T16">– </text:span>что их сила на одном уровне с аликорньей.</text:p>
      <text:p text:style-name="P55"><text:span text:style-name="T16">–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6">– Л</text:span>ягать! <text:span text:style-name="T16">– </text:span>сморщилась Эпплджек. <text:span text:style-name="T16">– </text:span>У меня после ожерелья Честности в башке гудит, как после маковского сидра!</text:p>
      <text:p text:style-name="P55"><text:span text:style-name="T16">–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6">– </text:span>Рэр, иногда лучше жевать, чем говорить. Вот честно!</text:p>
      <text:p text:style-name="P55"><text:span text:style-name="T16">– </text:span>Как пожелаешь! Макс, <text:span text:style-name="T16">– </text:span>повернулась ко мне единорожка. <text:span text:style-name="T16">–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6">– </text:span>Они лежали в нагрудном кармане рубашки.</text:p>
      <text:p text:style-name="P55">Твайлайт отвлеклась от доски.</text:p>
      <text:p text:style-name="P55"><text:span text:style-name="T16">–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6">– </text:span>Вот, прибрался малёхо. Но с потолка сажу ещё не успел счистить, там стремянка нужна.</text:p>
      <text:p text:style-name="P55"><text:span text:style-name="T16">– </text:span>Спайки-Вайки, не выкидывай одежду, пожалуйста. В ней должны быть рубины.</text:p>
      <text:p text:style-name="P55"><text:span text:style-name="T16">– </text:span>Какие ещё рубины? <text:span text:style-name="T16">– </text:span>переспросил Спайк и зажевал быстрее.</text:p>
      <text:p text:style-name="P55"><text:span text:style-name="T16">–</text:span> Резонаторные! <text:span text:style-name="T16">–</text:span> холодея, ответил я. <text:span text:style-name="T16">– </text:span>В кармане рубашки должны лежать четыре кристалла.</text:p>
      <text:p text:style-name="P55"><text:span text:style-name="T16">– Э</text:span>мм. Так это были резонаторные рубины? Предупреждать надо! Я думал, это мусор. <text:span text:style-name="T16">– </text:span>дракончик пожал плечами и выплюнул на лапу полтора камешка.</text:p>
      <text:p text:style-name="P29"/>
      <text:p text:style-name="P55"><text:soft-page-break/>…</text:p>
      <text:p text:style-name="P55"/>
      <text:p text:style-name="P55"><text:span text:style-name="T16">–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6">– К</text:span>акой-то неправильный у Макса смех! <text:span text:style-name="T16">– </text:span>голос Пинки был еле слышен из-под наваленных на меня подушек. <text:span text:style-name="T16">–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6">– </text:span>Макс. Ты сейчас правильный, или нет?</text:p>
      <text:p text:style-name="P55"><text:span text:style-name="T16">– </text:span>Макс, ты как? Тебе уже лучше? <text:span text:style-name="T16">– </text:span>в прямоугольнике появилась голова Рэйнбоу Дэш.</text:p>
      <text:p text:style-name="P55"><text:span text:style-name="T16">– </text:span>Фигурально выражаясь, ты в себе? <text:span text:style-name="T16">– </text:span>вклинилась между ними Твайлайт Спаркл.</text:p>
      <text:p text:style-name="P55"><text:span text:style-name="T16">– </text:span>Столько ругательств на одном дыхании я не слышала даже от бабули, когда она зацепилась за порог и перевернула поднос с пирогами! <text:span text:style-name="T16">–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6">– </text:span>Отпустите. Я уже правильный. <text:span text:style-name="T16">–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6">– </text:span>Не огорчайся, ситуацию можно выправить. <text:span text:style-name="T16">– з</text:span>атараторила Твайлайт. <text:span text:style-name="T16">–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6">– </text:span>Ага, Твай по «жучкам» специалист! <text:span text:style-name="T16">– з</text:span>аявил Спайк из-за понячих крупов. <text:span text:style-name="T16">– </text:span>Иначе бы мы по уши завязли в долгах за электричество.</text:p>
      <text:p text:style-name="P55"><text:span text:style-name="T16">– </text:span>Спайк!!! Немедленно... <text:s/>сбегай в лавку к Кейкам за выпечкой! Нам всем нужно успокоиться.</text:p>
      <text:p text:style-name="P55"><text:span text:style-name="T16">–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6">– </text:span>Ты точно знаешь, что делаешь? <text:span text:style-name="T16">– </text:span>переспросила Эпплджек. <text:span text:style-name="T16">– </text:span>Мне бы не хотелось, чтоб от Понивилля остались одни головешки.</text:p>
      <text:p text:style-name="P55"><text:span text:style-name="T16">– </text:span>Не беспокойся, всё просчитано. Я уверена, я подчёркиваю, абсолютно уверена в безопасности эксперимента!</text:p>
      <text:p text:style-name="P55"><text:span text:style-name="T16">– </text:span>Ой, чего-то мне нехорошо становится, когда ты так говоришь...</text:p>
      <text:p text:style-name="P55"><text:span text:style-name="T16">–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6">–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65">Mission Impossible theme</text:span>&gt;</text:p>
      <text:p text:style-name="P55"><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3">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81"> </text:span>покои Луны<text:span text:style-name="T81"> </text:span>через открытые балконные двери<text:span text:style-name="T81">.</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6">– </text:span>А-а-а, ты всё-таки пришёл… <text:span text:style-name="T16">–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6">–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6">–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6">–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oft-page-break/><text:span text:style-name="T16">–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6">–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6">– </text:span>Сожалеем, что не можем убить тебя.</text:p>
      <text:p text:style-name="P55">Обернувшись я встречаюсь с рогом аликорницы, нацеленным мне в грудь.</text:p>
      <text:p text:style-name="P55"><text:span text:style-name="T16">–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6">–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6">–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6">– </text:span>Кимеринн погиб, чтобы ты жил.</text:p>
      <text:p text:style-name="P55">Шаг назад.</text:p>
      <text:p text:style-name="P55"><text:span text:style-name="T16">– </text:span>Сел осталась без магии и развоплотилась из-за тебя.</text:p>
      <text:p text:style-name="P55">Шаг назад.</text:p>
      <text:p text:style-name="P55"><text:span text:style-name="T16">–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1">её </text:span>расплываются. Она исчезает, не дойдя до экрана.</text:p>
      <text:p text:style-name="P69"><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6">– </text:span>Ты ведь вернёшься? Не говори им, что увидел там! <text:span text:style-name="T16">–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6">– </text:span>Как тебя зовут, малышка? Я постараюсь найти тебя. Может быть, ещё не поздно.</text:p>
      <text:p text:style-name="P55">Пегаска приветственно машет копытом.</text:p>
      <text:p text:style-name="P29"><text:span text:style-name="T47">– </text:span><text:span text:style-name="T37">Шейла! Шейла Блюскай! И я уже не малышка! </text:span><text:span text:style-name="T47">– </text:span><text:span text:style-name="T37">она тычет в кьютимарку в виде ластика, стирающего тучу. </text:span><text:span text:style-name="T16">&lt;</text:span>Макс находит её в Терре по кьютимарке на рюкзаке<text:span text:style-name="T16">&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6">–</text:span> <text:span text:style-name="T1">Макс? </text:span>Вставай! <text:span text:style-name="T16">–</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6">–</text:span> Твайлайт? <text:span text:style-name="T16">–</text:span> Взгляд сфокусировался на лавандовой единорожке, озабоченно осматривающей меня и продолжающей массаж области сердца.</text:p>
      <text:p text:style-name="P1"><text:span text:style-name="T16">–</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pan text:style-name="T51">–</text:span><text:span text:style-name="T41"> … чувствуешь, дорогая Рэрити?! Я могу чем-нибудь помочь? Вот, выпей воды! </text:span><text:span text:style-name="T51">–</text:span><text:span text:style-name="T41">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6">– </text:span>Ну что? Увидел что-нибудь, сахарок?</text:p>
      <text:p text:style-name="P55">Пони уставились на меня с надеждой.</text:p>
      <text:p text:style-name="P55"><text:span text:style-name="T16">– </text:span>Да.</text:p>
      <text:p text:style-name="P55">Откровение давило на психику как тонна кирпичей. Я не знал, что им сказать. Я не мог.</text:p>
      <text:p text:style-name="P55"><text:span text:style-name="T16">– П</text:span>ревосходно!</text:p>
      <text:p text:style-name="P55"><text:span text:style-name="T16">– </text:span>Это просто супер-дупер-здоровски-потрясно!</text:p>
      <text:p text:style-name="P55"><text:soft-page-break/><text:span text:style-name="T16">– </text:span>Йей!</text:p>
      <text:p text:style-name="P55"><text:span text:style-name="T16">– </text:span>Ю-ху!</text:p>
      <text:p text:style-name="P55"><text:span text:style-name="T16">– О</text:span>фигенно! Мы победили! Макс, ты молодец!</text:p>
      <text:p text:style-name="P55"><text:span text:style-name="T16">– </text:span>Замечательно! Секундочку, я приготовлю дневник…</text:p>
      <text:p text:style-name="P55">Восторг пони постепенно сменился ожиданием. Я молчал.</text:p>
      <text:p text:style-name="P55"><text:span text:style-name="T16">– </text:span>Э-м-м? И что же ты увидел? <text:span text:style-name="T16">– </text:span>не выдержала Твайлайт.</text:p>
      <text:p text:style-name="P55"><text:span text:style-name="T16">– </text:span>Я… не могу сказать.</text:p>
      <text:p text:style-name="P55">Ожидание сменилось недоумением. Рэйнбоу Дэш насмешливо скривила губы.</text:p>
      <text:p text:style-name="P55"><text:span text:style-name="T16">– </text:span>Да ладно! Кончай прикалываться, мы же ждём! Шутка зачлась!</text:p>
      <text:p text:style-name="P55"><text:span text:style-name="T16">– </text:span>Не могу!!!</text:p>
      <text:p text:style-name="P55"/>
      <text:p text:style-name="P55">…</text:p>
      <text:p text:style-name="P55"/>
      <text:p text:style-name="P55">Молчание прервала Эпплджек.</text:p>
      <text:p text:style-name="P55"><text:span text:style-name="T16">– </text:span>Сахарок, с тобой всё в порядке?</text:p>
      <text:p text:style-name="P55">Дэш подошла ко мне вплотную, обняла мою голову и прижалась нос к носу.</text:p>
      <text:p text:style-name="P55"><text:span text:style-name="T16">– </text:span>Макс, ты чего? <text:span text:style-name="T16">– </text:span>прошептала она. <text:span text:style-name="T16">– </text:span>Тебя во сне кто-то заколдовал? Мигни мне правым глазом, если да.</text:p>
      <text:p text:style-name="P55">Я высвободился из объятий пегаски.</text:p>
      <text:p text:style-name="P55"><text:span text:style-name="T16">– </text:span>Со мной всё в порядке. <text:span text:style-name="T16">– </text:span>объявил я. <text:span text:style-name="T16">–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6">– </text:span>Конски яблоки! Вот это поворот! А мне так хотелось узнать, что за нечисть тут орудует!</text:p>
      <text:p text:style-name="P55"><text:span text:style-name="T16">–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6">–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6">– </text:span>Рэр, отвали!</text:p>
      <text:p text:style-name="P55"><text:span text:style-name="T16">– </text:span>Оу, какие страсти! Ладно-ладно, не сердись, дорогая, не мешаю!</text:p>
      <text:p text:style-name="P55"><text:span text:style-name="T16">–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6">–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6">– </text:span>Стойте!</text:p>
      <text:p text:style-name="P55">Твайлайт подняла вверх копыто, призывая к тишине. Потом откуда-то из дальнего шкафа к ней приплыла “Основы заклятий<text:span text:style-name="T16">” Стар Свирла. </text:span>Единорожка нацепила очки и принялась перелистывать книгу, бормоча под нос названия глав.</text:p>
      <text:p text:style-name="P55"><text:span text:style-name="T16">– </text:span>Ага, вот! Нашла! Макс прав! В «Заклинании Последнего Шанса» есть такое! <text:span text:style-name="T16">– </text:span>единорожка принялась зачитывать отрывок.</text:p>
      <text:p text:style-name="P55"><text:soft-page-break/>…</text:p>
      <text:p text:style-name="P55">«<text:span text:style-name="T1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7">и </text:span><text:span text:style-name="T18">слишком громко думать. И сообщить способ спасения — означает его разрушить.</text:span>»</text:p>
      <text:p text:style-name="P55">…</text:p>
      <text:p text:style-name="P55"><text:span text:style-name="T16">– </text:span>Ты хочешь сказать, если Макс нам сообщит, в чём причина всей этой фигни, мы не сможем её исправить? <text:span text:style-name="T16">– </text:span>Дэш повернулась ко мне. <text:span text:style-name="T16">–</text:span> А как мы её исправим, если не будем знать, что исправлять? Хренотень какая-то!</text:p>
      <text:p text:style-name="P55">Пегаска сжала голову копытами.</text:p>
      <text:p text:style-name="P55"><text:span text:style-name="T16">–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6">– </text:span>Предположим, в коробке заперт кот. <text:span text:style-name="T16">– н</text:span>арисованный кот упирался лапами в крышку коробки, явно пытаясь выбраться.</text:p>
      <text:p text:style-name="P55"><text:span text:style-name="T16">– </text:span><text:span text:style-name="T81">Допустим, кот бессмертен. Также допустим, что кот з</text:span>аколдован<text:span text:style-name="T81"> </text:span>отложенным <text:span text:style-name="T81">заклятие</text:span>м<text:span text:style-name="T81"> Стирания, которое сработает, если кто-то откроет ящик</text:span>. <text:span text:style-name="T81">То есть, п</text:span>ри открытии<text:span text:style-name="T81"> ящик</text:span>а<text:span text:style-name="T81"> кот исчезнет из </text:span>бытия<text:span text:style-name="T81"> </text:span>— его нет, и никогда не было.</text:p>
      <text:p text:style-name="P55"><text:span text:style-name="T16">– </text:span>Бедный котик. <text:span text:style-name="T16">– </text:span>прошептала Флаттершай.</text:p>
      <text:p text:style-name="P55">Я насторожился, услышав знакомое заклинание.</text:p>
      <text:p text:style-name="P55"><text:span text:style-name="T16">– </text:span>Стой! Откуда тебе известно про заклинание Стирания?</text:p>
      <text:p text:style-name="P55"><text:span text:style-name="T16">–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6">Магическо</text:span>м<text:span text:style-name="T16"> </text:span>В<text:span text:style-name="T16">естник</text:span>е», а профессор Шротингер построил на её базе свой мысленный эксперимент.</text:p>
      <text:p text:style-name="P55"><text:span text:style-name="T16">– </text:span>Гм. Ну ладно, продолжай.</text:p>
      <text:p text:style-name="P55"><text:span text:style-name="T16">– </text:span>Так вот, по условию эксперимента известно, что вероятность того, что кто-то откроет ящик, ненулевая.</text:p>
      <text:p text:style-name="P55"><text:span text:style-name="T16">– </text:span>И что это означает, дорогая? <text:span text:style-name="T16">– </text:span>спросила Рэрити.</text:p>
      <text:p text:style-name="P55"><text:span text:style-name="T16">– </text:span>Это значит, что кто-нибудь когда-нибудь обязательно откроет его.</text:p>
      <text:p text:style-name="P55"><text:span text:style-name="T16">– </text:span>У меня щас башка лопнет! <text:span text:style-name="T16">– </text:span>пожаловалась Дэш. <text:span text:style-name="T16">– </text:span>Так всё-таки, когда этот грёбаный ящик откроют?</text:p>
      <text:p text:style-name="P55"><text:span text:style-name="T16">–</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6">–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6">–</text:span> То есть, ты хочешь сказать, что мы все — навроде этого кота, а Макс боится открыть ящик? Чтоб мы не исчезли окончательно?</text:p>
      <text:p text:style-name="P55"><text:span text:style-name="T16">– </text:span>Нечто около того. Стар Свирл пишет, что разглашение способа спасения его же и разрушит. Иными словами, открывать ящик нельзя.</text:p>
      <text:p text:style-name="P55"><text:soft-page-break/>Я поднял руку, прося слово. Пони обернулись на меня и затихли.</text:p>
      <text:p text:style-name="P55"><text:span text:style-name="T16">–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6">– </text:span>Лягать! <text:span text:style-name="T16">– </text:span>выругалась Дэш. <text:span text:style-name="T16">– </text:span>Значит, наши усилия по доставке резонаторов пошли лесом.</text:p>
      <text:p text:style-name="P55"><text:span text:style-name="T16">–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6">– </text:span>Тихо! Спайк, будь добр, сбегай к Кейкам за выпечкой. Нам надо успокоиться. Макс, хоть про Селестию ты нам можешь рассказать?</text:p>
      <text:p text:style-name="P55"><text:span text:style-name="T16">– </text:span>Могу. <text:span text:style-name="T16">– </text:span>пожал плечами я. <text:span text:style-name="T16">– </text:span>Она в моём мире. Но не спрашивайте меня, как её вернуть — я не знаю.</text:p>
      <text:p text:style-name="P55"><text:span text:style-name="T16">– А </text:span>как ты узнал… <text:span text:style-name="T16">– </text:span>начала было единорожка, но её перебил напряжённый голос Спайка.</text:p>
      <text:p text:style-name="P55"><text:span text:style-name="T16">– </text:span>Твай! <text:span text:style-name="T16">– </text:span>дракончик стоял в дверях спиной к нам. <text:span text:style-name="T16">–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6">–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6">– </text:span>Не так быстро, Рэйнбоу Дэш! <text:span text:style-name="T16">– </text:span>ледяным голосом Луны можно было нарезать воду кубиками для мартини. <text:span text:style-name="T16">– </text:span>Нам есть о чём поговорить с приматом!</text:p>
      <text:p text:style-name="P55">Мы с пегаской застыли в синем левитационном поле и поплыли к Луне.</text:p>
      <text:p text:style-name="P55"><text:span text:style-name="T16">–</text:span> Нет-нет-нет, постойте! <text:span text:style-name="T16">–</text:span> заявила вдруг Твайлайт. <text:span text:style-name="T16">–</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6">–</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6">–</text:span> Мне очень жаль, Ваше Высочество, но Селестия назначила Макса МОИМ руководителем, и этот приказ НИКТО не отменял! Он МОЙ! <text:span text:style-name="T16">&lt;</text:span><text:span text:style-name="T29">Добавить в главы с Твайлайт её попытки заигрывания с Максом</text:span><text:span text:style-name="T16">&gt;</text:span></text:p>
      <text:p text:style-name="P55">В голосе лавандовой единорожки звучал металл. Мы опять полетели к Твайлайт.</text:p>
      <text:p text:style-name="P55"><text:span text:style-name="T16">–</text:span> ДОВОЛЬНО! НАМ НАДОЕЛА ЭТА НЕПОКОРНОСТЬ! ПОЗНАЙ ГНЕВ ПРИНЦЕССЫ НОЧИ!!!</text:p>
      <text:p text:style-name="P55"><text:span text:style-name="T16">–</text:span> Элементы! Аврал!!! Работаем!!!</text:p>
      <text:p text:style-name="P55"><text:soft-page-break/>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6">–</text:span> Ай, бля! <text:span text:style-name="T16">–</text:span> в последний момент чей-то луч отрикошетил от магического поля и впился мне в лодыжку. Нога моментально онемела.</text:p>
      <text:p text:style-name="P55"><text:span text:style-name="T16">–</text:span> Не волнуйся, это парализующий луч. Твай таким махалась с Трикси. Пройдёт через полчаса. <text:span text:style-name="T16">–</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6">– </text:span>Не вынуждай Нас идти на крайние меры! <text:span text:style-name="T16">– </text:span>отдувалась Луна. <text:span text:style-name="T16">–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6">– В</text:span>есьма прискорбно, Ваше Высочество, но вынуждена отказать! <text:span text:style-name="T16">– </text:span>переводила дыхание Твайлайт.<text:span text:style-name="T16"> –</text:span> Исключительно по субординационным причинам! Приказ Её Дневного Высочества имеет более высокий приоритет над Вашим!</text:p>
      <text:p text:style-name="P55"><text:span text:style-name="T16">– </text:span>Тогда найди Нам это твоё Дневное Высочество! <text:span text:style-name="T16">– </text:span>взвыла Луна. <text:span text:style-name="T16">– </text:span>В отсутствие Дневной Главы Диархии все дела ведёт Ночная!!!</text:p>
      <text:p text:style-name="P55"><text:span text:style-name="T16">–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6">– </text:span>Дискордова бюрократия! <text:span text:style-name="T16">– </text:span>буркнула аликорница. <text:span text:style-name="T16">–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6">– О</text:span>хренеть! <text:span text:style-name="T16">– </text:span>чертыхнулся Спайк. <text:span text:style-name="T16">– </text:span><text:s/>Твай, она создаёт сферу стихий!</text:p>
      <text:p text:style-name="P55"><text:span text:style-name="T16">– </text:span>Вижу! <text:span text:style-name="T16">– </text:span>донёсся голос единорожки из-под потолка. <text:span text:style-name="T16">–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6">– </text:span>Эмм, это что-то новенькое, я такого заклинания вообще не знаю. <text:span text:style-name="T16">– </text:span>почесал в затылке Спайк. <text:span text:style-name="T16">–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6">– </text:span>Погоди. У меня есть вариант получше.</text:p>
      <text:p text:style-name="P55">Я вылез из-под шкафа и попрыгал на одной ноге в центр зала.</text:p>
      <text:p text:style-name="P55"><text:span text:style-name="T16">– </text:span>Стойте! Прекратите! Да остановитесь же!!!</text:p>
      <text:p text:style-name="P55">Аликорница и шестёрка уставились на меня.</text:p>
      <text:p text:style-name="P55"><text:soft-page-break/><text:span text:style-name="T16">–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6">– </text:span>Ты так говоришь, как будто непричастен к исчезновению Сестры! <text:span text:style-name="T16">– </text:span>к Луне вернулась властная интонация, но фиолетовый шар перестал расти. <text:span text:style-name="T16">– </text:span>Мы не верим тебе! Если попробуешь обмануть Нас и скрыться, даже Тартар покажется тебе курортом!</text:p>
      <text:p text:style-name="P55"><text:span text:style-name="T16">–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6">– </text:span>Как ты её назвал? <text:span text:style-name="T16">– </text:span>отвалилась челюсть у аликорницы.</text:p>
      <text:p text:style-name="P55"><text:span text:style-name="T16">– </text:span>Эмм, мне неудобно вмешиваться, но вынуждена вас перебить. <text:span text:style-name="T16">– </text:span>встряла Твайлайт. <text:span text:style-name="T16">– </text:span>Это было экспериментальное заклинание. Локальная заморозка времени. Я, эмм, не предусмотрела возможности его отмены…</text:p>
      <text:p text:style-name="P55"><text:span text:style-name="T16">– </text:span>Что? <text:span text:style-name="T16">–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6">–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6">– </text:span>Что тут случилось? Почему все висят в воздухе? И всё вот это?</text:p>
      <text:p text:style-name="P55">Голос Спайка откуда-то из подвала ответил:</text:p>
      <text:p text:style-name="P55"><text:span text:style-name="T16">– </text:span>Потому что Твайлайт остановила время. В радиусе девяти метров, как мне кажется. Или десяти.</text:p>
      <text:p text:style-name="P55"><text:span text:style-name="T16">– </text:span>В двенадцати с половиной. <text:span text:style-name="T16">– </text:span>донёсся голос Твайлайт сверху. <text:span text:style-name="T16">–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6">– Н</text:span>Е ВЗДУМАЙ СЧИТАТЬ СЕБЯ ПОБЕДИТЕЛЬНИЦЕЙ! <text:span text:style-name="T16">– </text:span>загремело у меня в мозгу, в обоих сознаниях сразу. <text:span text:style-name="T16">–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6">–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oft-page-break/><text:span text:style-name="T16">–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6">–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6">–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6">–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6">– </text:span>Эмм, я вам подхожу?</text:p>
      <text:p text:style-name="P55"><text:span text:style-name="T16">– </text:span>КТО ТЫ?</text:p>
      <text:p text:style-name="P55"><text:span text:style-name="T16">– </text:span>Эмм, Лира Хартстрингс, единорог. Я не то, чтобы маг, моя специализация — музыка…</text:p>
      <text:p text:style-name="P55"><text:span text:style-name="T16">– </text:span>ГОДИТСЯ! ТЫ ВИДИШЬ ТОЧКУ СИНГУЛЯРНОСТИ?</text:p>
      <text:p text:style-name="P55"><text:span text:style-name="T16">– </text:span>Эмм?</text:p>
      <text:p text:style-name="P55">Голос Спайка пояснил:</text:p>
      <text:p text:style-name="P55"><text:span text:style-name="T16">– </text:span>Вон та яркая искорка над лестницей, у которой вся картинка искривляется.</text:p>
      <text:p text:style-name="P55"><text:span text:style-name="T16">– </text:span>Да! Вижу.</text:p>
      <text:p text:style-name="P55"><text:span text:style-name="T16">– </text:span>ТЕПЕРЬ ЛЕВИТИРУЙ ПРИМАТА В ТОЧКУ СИНГУЛЯРНОСТИ.</text:p>
      <text:p text:style-name="P55"><text:span text:style-name="T16">– </text:span>Чего?!! <text:span text:style-name="T16">– </text:span>возопило моё малое сознание.</text:p>
      <text:p text:style-name="P55"><text:span text:style-name="T16">– </text:span>Эмм… Зачем?</text:p>
      <text:p text:style-name="P55"><text:span text:style-name="T16">–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6"> </text:span>НЕ ВОЛНУЙСЯ, ДВУНОГИЙ, ТЕБЕ ЭТО НЕ ПОВРЕДИТ.</text:p>
      <text:p text:style-name="P55"><text:span text:style-name="T16">– </text:span>Вы даёте слово, что человеку не будет причинён вред? <text:span text:style-name="T16">– </text:span>голос Лиры обрёл непривычную твёрдость.</text:p>
      <text:p text:style-name="P55"><text:span text:style-name="T16">– </text:span>КАК ТЫ СМЕЕШЬ СОМНЕВАТЬСЯ В НАС, СВОЕЙ ПРИНЦЕССЕ?</text:p>
      <text:p text:style-name="P55"><text:span text:style-name="T16">– Я </text:span>не сомневаюсь в вас, Ваше Высочество… Потому и требую слова!</text:p>
      <text:p text:style-name="P55"><text:span text:style-name="T16">–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6">– </text:span>Ну, блядь, спасибо! <text:span text:style-name="T16">– </text:span>подумал я.</text:p>
      <text:p text:style-name="P55"><text:span text:style-name="T16">–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soft-page-break/>…</text:p>
      <text:p text:style-name="P55"/>
      <text:p text:style-name="P55"><text:span text:style-name="T16">–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6">– </text:span>Проклятье! Тебе только Кэйдэнс осталось обрыгать для полной коллекции! <text:span text:style-name="T16">–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6">– </text:span>Так шта не так уж сильно мы и погудели с братюней на прошлый Канун горящего очага! <text:span text:style-name="T16">– </text:span>пробормотала Эпплджек, схватившись за голову. <text:span text:style-name="T16">–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6">– </text:span>Итак, Мы ждём <text:span text:style-name="T16">– а</text:span>ликорница смотрела на меня выжидающе. <text:span text:style-name="T16">–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6">–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6">– </text:span>Давай по-порядку. <text:span text:style-name="T16">– о</text:span>становила меня Луна. <text:span text:style-name="T16">–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6">–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6">– Ч</text:span>то? Остатки магии? <text:span text:style-name="T16">–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6">– </text:span>Мы проследили её сновидение до магической вспышки. <text:span text:style-name="T16">– п</text:span>одтвердила Луна. Её взгляд сверлил меня, улавливая малейшие изменения мимики. <text:span text:style-name="T16">–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6">– </text:span>Теперь ты понимаешь, почему Мы виним тебя в развоплощении сестры?</text:p>
      <text:p text:style-name="P55"><text:span text:style-name="T16">– </text:span>Да. Но послушай… Я не могу рассказать всё. <text:span text:style-name="T16">– </text:span>осторожно, как по горячим углям, начал я. <text:span text:style-name="T16">– </text:span>Это может натворить большую беду.</text:p>
      <text:p text:style-name="P55"><text:soft-page-break/>Луна пристально взглянула на меня и понимающе склонила голову.</text:p>
      <text:p text:style-name="P55"><text:span text:style-name="T16">– </text:span>Мы знаем, иногда так бывает. Продолжай.</text:p>
      <text:p text:style-name="P55"><text:span text:style-name="T16">–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6">– </text:span>Да, помним.</text:p>
      <text:p text:style-name="P55"><text:span text:style-name="T16">–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6">–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6">–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6">–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6">– </text:span>Ты что-то недоговариваешь. <text:span text:style-name="T16">– </text:span>шепнула она почти ласково. <text:span text:style-name="T16">–</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6">– … </text:span>а <text:span text:style-name="T16">М</text:span>арк Ботвиний-младший упоминал в «Энциклопедии Арканум» о древнем божестве К<text:span text:style-name="T16">'</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6">– </text:span>Достаточно, Твайлайт. <text:span text:style-name="T16">– </text:span>остановила единорожку Луна. <text:span text:style-name="T16">–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6">–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6">– </text:span>Да, это может сработать. <text:span text:style-name="T16">– </text:span>кивнула Луна. <text:span text:style-name="T16">–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6">– </text:span>Разумеется, я помогу вам! <text:span text:style-name="T16">– </text:span>воскликнула Твайлайт с энтузиазмом. <text:span text:style-name="T16">– </text:span>У меня же есть опыт, хоть и не очень удачный.</text:p>
      <text:p text:style-name="P55">Луна сморщила нос при этих словах, но всё же кивнула.</text:p>
      <text:p text:style-name="P55"><text:soft-page-break/><text:span text:style-name="T16">–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6">– </text:span>Я приглашу их. Они не откажутся.</text:p>
      <text:p text:style-name="P55"><text:span text:style-name="T16">– </text:span>Что ж, ещё одной проблемой меньше. Теперь нужно решить, как найти Сел. Кто-то должен отправиться за ней.</text:p>
      <text:p text:style-name="P55"><text:span text:style-name="T16">– </text:span>Это, разумеется, буду я. <text:span text:style-name="T16">– п</text:span>ожал плечами я. <text:span text:style-name="T16">– Р</text:span>азумная пони там и шагу не сделает без того, чтобы не попасть в лабораторию к учёным или военным.</text:p>
      <text:p text:style-name="P55"><text:span text:style-name="T16">– </text:span>А если…</text:p>
      <text:p text:style-name="P55"><text:span text:style-name="T16">– </text:span>А если она прикинется неразумной, <text:span text:style-name="T16">– </text:span>предвосхитил я вопрос единорожки, <text:span text:style-name="T16">–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6">– </text:span>Остаётся ещё одна проблема. <text:span text:style-name="T16">– </text:span>тихо сказала аликорница. <text:span text:style-name="T16">–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6">– </text:span>Я попробую подыскать подходящие заклинания для работы с флорой. <text:span text:style-name="T16">– </text:span>загорелась научным рвением Твайлайт. <text:span text:style-name="T16">–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6">– </text:span>Почему ты так опасаешься гибели Селестии? <text:span text:style-name="T16">– </text:span>наконец спросил я аликорницу. <text:span text:style-name="T16">– </text:span>Ведь вы бессмертны. Рано или поздно твоя сестра вернётся к тебе, как ты вернулась к ней через тысячу лет заточения.</text:p>
      <text:p text:style-name="P55"><text:span text:style-name="T16">– </text:span>Ха! <text:span text:style-name="T16">– </text:span>с горечью отозвалась Луна. <text:span text:style-name="T16">–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6">–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6">–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6">– </text:span>Почему же ты не смогла найти меня с его помощью?</text:p>
      <text:p text:style-name="P55">Аликорница смутилась.</text:p>
      <text:p text:style-name="P55"><text:span text:style-name="T16">–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6">– </text:span>Да уж, успех тотальный. <text:span text:style-name="T16">– </text:span>скептически отозвался я, прислушиваясь к звукам уборки. <text:span text:style-name="T16">– </text:span>Я бы и сам к тебе заявился с результатами эксперимента, дай ты мне пару дней времени.</text:p>
      <text:p text:style-name="P55"><text:span text:style-name="T16">– </text:span>Как бы то ни было, <text:span text:style-name="T16">– </text:span>поджала губы Луна, <text:span text:style-name="T16">–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6">– </text:span>У нас было достаточно плодотворное сотрудничество. <text:span text:style-name="T16">– </text:span>осторожно начал я. <text:span text:style-name="T16">– </text:span>Хотя основную часть работы сделал я, Дэш и Твайлайт.</text:p>
      <text:p text:style-name="P55"><text:span text:style-name="T16">– </text:span>Неудивительно! <text:span text:style-name="T16">– </text:span>фыркнула Луна. <text:span text:style-name="T16">– </text:span>в<text:span text:style-name="T16"> </text:span>этом — вся Сел. Сестра, в отличие от Нас, всегда норовит спихнуть тяжёлую задачу на кого-нибудь другого!</text:p>
      <text:p text:style-name="P55"><text:span text:style-name="T16">– </text:span>А также совместить приятное с полезным. <text:span text:style-name="T16">– </text:span>не удержался я.</text:p>
      <text:p text:style-name="P50">Луна бросила на меня тяжёлый взгляд.</text:p>
      <text:p text:style-name="P53"><text:span text:style-name="T22">–</text:span> Вот это вряд ли! Сел охладела к сексу ещё до Нашей ссылки. И, насколько Нам известно, за время Нашего отсутствия её предпочтения в <text:span text:style-name="T16"><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21">–</text:span> Тогда зачем она..?</text:p>
      <text:p text:style-name="P50"><text:span text:style-name="T21">–</text:span> Дала тебе? <text:span text:style-name="T21">–</text:span> цинично за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22">–</text:span> А другие? Они тоже… давали мне потому, что считали меня последним шансом?</text:p>
      <text:p text:style-name="P53">У аликорницы отвалилась челюсть.</text:p>
      <text:p text:style-name="P53"><text:span text:style-name="T22">–</text:span> Другие? Кто ещё?<text:span text:style-name="T16"> </text:span>С кем ещё у тебя были… отношения?</text:p>
      <text:p text:style-name="P50"><text:span text:style-name="T21">–</text:span> С Рэйнбоу Дэш <text:span text:style-name="T21">–</text:span> ответил я несчастным голосом. <text:span text:style-name="T21">–</text:span> И, может быть, с Пинки.</text:p>
      <text:p text:style-name="P50"><text:span text:style-name="T21">–</text:span> А ты живчик. <text:span text:style-name="T21">–</text:span> удивлённо заметила Луна и нахмурилась. <text:span text:style-name="T21">–</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21">– </text:span><text:span text:style-name="T7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6">– </text:span>Макс, ты в порядке? <text:span text:style-name="T16">– </text:span>на балкон заглянула Дэш. <text:span text:style-name="T16">–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6">– </text:span>Спасибо, Дэш. Ты настоящий друг.</text:p>
      <text:p text:style-name="P55"><text:span text:style-name="T16">– </text:span>Сначала нам нужно вернуться в Кантерлот. <text:span text:style-name="T16">– п</text:span>рервала нас Луна. <text:span text:style-name="T16">–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oft-page-break/><text:span text:style-name="T16">– </text:span>Если отменить праздник, начнутся волнения. <text:span text:style-name="T16">– </text:span>ответила Луна на мой не заданный вопрос. <text:span text:style-name="T16">–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70"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6">– </text:span>Да что ж такое творится-то! Ни в жисть не поверю, чтоб в Кантерлоте пустые дома были! <text:span text:style-name="T16">– </text:span>заявила Эпплджек. <text:span text:style-name="T16">–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6">– </text:span>Какая жалость, что это всё из-за вампирского мира! <text:span text:style-name="T16">– </text:span>пробормотала Рэрити. <text:span text:style-name="T16">–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6">– </text:span>Макс, ты тут? <text:span text:style-name="T16">–</text:span>Дэш просунула нос в дверь, не дожидаясь отклика. <text:span text:style-name="T16">– </text:span>Ага, вот ты где! Я с тобой!</text:p>
      <text:p text:style-name="P55">Она швырнула перемётные сумки мне на постель и пошла к выходу.</text:p>
      <text:p text:style-name="P55"><text:span text:style-name="T16">– </text:span>Ну, чего застрял? Пошли скорее, а то на хавчик опоздаем! <text:span text:style-name="T16">–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6">– </text:span>Располагайтесь. <text:span text:style-name="T16">–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6">–</text:span> всхлипула Дэш.</text:p>
      <text:p text:style-name="P55"><text:span text:style-name="T16">– </text:span>Ну что же вы? Присаживайтесь. <text:span text:style-name="T16">– </text:span>вновь пригласила Луна. <text:span text:style-name="T16">–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6">одной</text:span> подушки. </text:p>
      <text:p text:style-name="P55"><text:span text:style-name="T16">– </text:span>Мы узнали у шеф-повара сестры о твоих кулинарных предпочтениях. <text:span text:style-name="T16">– у</text:span>лыбнулась мне Луна. <text:span text:style-name="T16">–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text:soft-page-break/>Я мило улыбнулся ей в ответ, закинул в рот пучок петрушки и ответил.</text:p>
      <text:p text:style-name="P55"><text:span text:style-name="T16">–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9">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6">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text:soft-page-break/>–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text:soft-page-break/>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text:soft-page-break/>–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7">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3">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7">д</text:span>ЕсЬ БЫл <text:span text:style-name="T88">д</text:span>ИскОр<text:span text:style-name="T86">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9"></text:span><text:span text:style-name="T90">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91">Зафиксирована опасная ситуация. Сознание пациента </text:span><text:span text:style-name="T92">&lt;</text:span><text:span text:style-name="T91">Селестия</text:span><text:span text:style-name="T92">&gt;</text:span><text:span text:style-name="T91"> не регистрируется. Активируется протокол экстренной эвакуации пациента </text:span><text:span text:style-name="T92">&lt;</text:span><text:span text:style-name="T91">Селестия</text:span><text:span text:style-name="T92">&gt;</text:span><text:span text:style-name="T91"> к </text:span><text:span text:style-name="T92">&lt;</text:span><text:span text:style-name="T91">Луна</text:span><text:span text:style-name="T92">&gt;</text:span><text:span text:style-name="T91">.</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text:soft-page-break/>–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6">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text:soft-page-break/>–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6">,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7">–</text:span><text:span text:style-name="T37"> Ну хорошо, а кто вами правит? Аликорн? Драконикус? Какой-нибудь человек с рогом во лбу? Или у вас нет правителя?</text:span></text:p>
      <text:p text:style-name="P38"><text:span text:style-name="T16">–</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text:soft-page-break/>–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6">~~~ </text:span>Человек Макс <text:span text:style-name="T16">~~~</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4">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text:soft-page-break/>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23">«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34">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soft-page-break/>~~~~~</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6">&lt;</text:span><text:span text:style-name="T29">Описать нарастание депрессивных мыслей от описанных случая к случаю</text:span><text:span text:style-name="T16">&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text:soft-page-break/>–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text:soft-page-break/>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6">!</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9">Макс не вернётся, Дискорд Луну не получит</text:span>&gt;</text:p>
      <text:p text:style-name="P19"/>
      <text:p text:style-name="P45">~~~~~</text:p>
      <text:p text:style-name="P19">&lt;<text:span text:style-name="T30">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6">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72" text:outline-level="3">Воскресение</text:h>
      <text:p text:style-name="P50">&lt;<text:span text:style-name="T93">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7">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9">— феерия эмоций наполняла меня во время пребывания в ярком нескладном мире, что остался позади. </text:span><text:span text:style-name="T42">Я тогда как будто вынырнул из трясины и начал дышать, ощущая каждой своей клеточкой полную гамму чувств и оттенков жизни. Но у</text:span><text:span text:style-name="T39">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23">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text:soft-page-break/>–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6">,</text:span><text:span text:style-name="T1"> </text:span><text:span text:style-name="T62">Jack of Hearts! </text:span><text:span text:style-name="T1">Давно так не веселился. – вытер слёзы смеха Дискорд. –</text:span><text:span text:style-name="T62">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text:soft-page-break/></text:p>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93">Michael Jackson — Get out of my mind</text:span>&gt;</text:p>
      <text:p text:style-name="P1">Административная консоль приветственно мигнула зелёным шрифтом. Я поправил микрофон.</text:p>
      <text:p text:style-name="P1"><text:span text:style-name="T41">– </text:span>Привет, Нэш. Это Анон.</text:p>
      <text:p text:style-name="P1"><text:span text:style-name="T41">–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81">кликнул по ним правой кнопкой </text:span><text:span text:style-name="T1">мыши</text:span><text:span text:style-name="T81"> и </text:span><text:span text:style-name="T1">выбрал</text:span><text:span text:style-name="T81">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7">Сейчас уже нельзя ничего изменить и придётся ему довер</text:span><text:span text:style-name="T38">иться</text:span><text:span text:style-name="T3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8">—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0">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72" text:outline-level="3">Вторник</text:h>
      <text:p text:style-name="P3">&lt;<text:span text:style-name="T71">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6">– Пожалуйста, </text:span>Анон<text:span text:style-name="T16">…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6">– Этот мультик, он… эмм, упрощённый до ужаса. Если честно, я… эмм, не понимаю, как такое может кому-то нравиться. Прямо как сахарная патока. </text:span><text:span text:style-name="T37">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text:soft-page-break/>–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6">–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7">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7">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93">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text:soft-page-break/>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text:soft-page-break/>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6">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6">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text:soft-page-break/>Пока «<text:span text:style-name="T29">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5"/>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7">—</text:span> что может держать закоренелого обеспеченного холостяка дома, кроме работы? <text:span text:style-name="T3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text:soft-page-break/>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6">– Анон…</text:span><text:span text:style-name="T1"> Тут окно разбито… И верёвка висит. – пискнула Флаттершай из кухни.</text:span></text:p>
      <text:p text:style-name="P98"><text:span text:style-name="T16">–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1">звёзды на фоне сине-зелёной мглы</text:span><text:span text:style-name="T1">. Я одел наушники и подёргал мышкой, прогоняя скрин-сэйвер.</text:span></text:p>
      <text:p text:style-name="P111">– Привет, Сел.</text:p>
      <text:p text:style-name="P143">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6">Я устало улыбнулся аликорнице </text:span>и осторожно закрыл ноутбук<text:span text:style-name="T16">. Пусть о</text:span>битает в собственной фантазии<text:span text:style-name="T16"> </text:span>— нет смысла препираться с ней сейчас. Счастье уже в том, что она уцелела хотя бы в таком виде.</text:p>
      <text:p text:style-name="P99"><text:span text:style-name="T16">– </text:span>Да-да, забери её отсюда поскорее! <text:span text:style-name="T16">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6">– </text:span>А я так хотел продемонстрировать ей класс езды на моноцикле!<text:span text:style-name="T16"> – пожаловался д</text:span>раконикус, ткнув в лежащий рядом гироскутер<text:span text:style-name="T16">. – Но разве Сахарная Ватка ценит настоящее искусство?</text:span></text:p>
      <text:p text:style-name="P111"/>
      <text:h text:style-name="P168" text:outline-level="2">24. Отбытие</text:h>
      <text:p text:style-name="P117">&lt;Mission Impossible theme ?&gt;</text:p>
      <text:p text:style-name="P99"><text:span text:style-name="T16">–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6">–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6">– А что? – невинно захлопал глазами </text:span>реальный <text:span text:style-name="T16">драконикус. – Я, между прочим, </text:span>намного раньше тебя <text:span text:style-name="T16">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text:soft-page-break/>…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20"><text:span text:style-name="T16">–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oft-page-break/><text:span text:style-name="T16">– Нет! Дискорд </text:span>— не убийца!</text:p>
      <text:p text:style-name="P120">С необычной для неё силой, Флаттершай вытащила кляп изо рта драконикуса.</text:p>
      <text:p text:style-name="P120"><text:span text:style-name="T16">– </text:span>ДА ТЫ СОВСЕМ БАНАНУЛСЯ, ПРОВОДНИЧЁК!!! ВЫ ВСЕ <text:span text:style-name="T16">ИДИОТЫ </text:span>(все, кроме Флаттершай)<text:span text:style-name="T16">!!! – заорал Дискорд моментально. – <text:s/>Е</text:span>сли я убийца, то ты — жрёшь пони на завтрак, обед и полдник! Дебилы!! Т<text:span text:style-name="T16">рон Эквестрии </text:span>мне <text:span text:style-name="T16">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6">– </text:span>Говори.</text:p>
      <text:p text:style-name="P120">Дискорд немного успокоился.</text:p>
      <text:p text:style-name="P120"><text:s/><text:span text:style-name="T16">– </text:span>Вообще-то, от тебя следовало бы избавиться, Проводник. Не знаю, что ты там разведал в <text:span text:style-name="T93">заклинании Откровения</text:span>, но чувствую, что твоё знание может погубить Эквестрию. Но к<text:span text:style-name="T16">ак, интересно, я получу без </text:span>тебя<text:span text:style-name="T16"> приз из… копыт Луны?!! Метёлка отправила меня проследить, чтоб ты вернулся обратно. </text:span>Так что е<text:span text:style-name="T16">сли бы вы сюда не заявились, через пять минут я отправился бы за вами сам!</text:span></text:p>
      <text:p text:style-name="P120"><text:span text:style-name="T16">–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6">–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9">словно кот с мышью</text:span>?</text:p>
      <text:p text:style-name="P120"><text:span text:style-name="T16">– </text:span>Анон! <text:span text:style-name="T16">– </text:span>крикнула Эпплджек из прихожей. <text:span text:style-name="T16">–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7">–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7">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6">–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6">–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6">–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6">&lt;</text:span><text:span text:style-name="T66">Queen – Flash</text:span><text:span text:style-name="T16">&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23">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6">–</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6">– Т</text:span>ы что за хрен вообще? <text:span text:style-name="T16">– наконец сподобился я на членораздельную речь.</text:span></text:p>
      <text:p text:style-name="P50">Зверь смутился.</text:p>
      <text:p text:style-name="P50"><text:span text:style-name="T16">– Гм</text:span>. Анакорн. Демиург. Я тут живу.</text:p>
      <text:p text:style-name="P40">– А сидишь на чём? – вид сидящего на пустоте существа сбивал с толку.</text:p>
      <text:p text:style-name="P50">Демиург что-то прикинул и кивнул сам себе.</text:p>
      <text:p text:style-name="P40">– Гм. Ок.</text:p>
      <text:p text:style-name="P50"><text:span text:style-name="T16">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0"><text:span text:style-name="T16">– Итак, рассказывай, каким ветром тебя сюда занесло. – д</text:span>емиург<text:span text:style-name="T16"> почесал нос. – У меня такое чувство, </text:span>будто<text:span text:style-name="T16">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5">.</text:span></text:p>
      <text:p text:style-name="P40"/>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7">Ага, так я тебе и сказал! Я не такой идиот, чтоб уничтожить свою единственную надежду вернуться в Эквестрию!</text:p>
      <text:p text:style-name="P43"/>
      <text:p text:style-name="P53"><text:span text:style-name="T16">–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7">Бля! Вот так всегда!</text:p>
      <text:p text:style-name="P43">Я вздохнул.</text:p>
      <text:p text:style-name="P43"/>
      <text:p text:style-name="P53"><text:span text:style-name="T16">– Если я расскажу тебе н</text:span>астоящую<text:span text:style-name="T16"> причину </text:span>— ты исчезнешь! <text:span text:style-name="T16">– угрюмо заявил я.</text:span></text:p>
      <text:p text:style-name="P40">Морда Анакорна осветилась радостным озарением.</text:p>
      <text:p text:style-name="P40"/>
      <text:p text:style-name="P53"><text:span text:style-name="T16">– </text:span><text:span text:style-name="T95">Я ПОНЯЛ, КТО ТЫ!!! КАК </text:span><text:span text:style-name="T96">ЖЕ </text:span><text:span text:style-name="T95">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3"><text:span text:style-name="T16">–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text:soft-page-break/></text:p>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6">– Ну… Я не идиот, я видел, что происходит за Чёрным </text:span>э<text:span text:style-name="T16">краном… М</text:span>ир людей — не <text:span text:style-name="T16">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6">Анакорн </text:span>встал с пуфика<text:span text:style-name="T16"> </text:span>и стал прохаживаться рядом со столом<text:span text:style-name="T16">. </text:span>Перед ним в качестве импровизированной указки плыл в пространстве карандаш.<text:span text:style-name="T16"> На стол</text:span>е раскинулась<text:span text:style-name="T16"> </text:span>голографическая карта Эквуса<text:span text:style-name="T16">. Игрушечные горные пики утопали в крохотных облаках, белые шапки ледников икрились </text:span>на<text:span text:style-name="T16"> полюсах, спокойная гладь </text:span>омывающих <text:span text:style-name="T16">океан</text:span>ов<text:span text:style-name="T16"> переливалась всеми оттенками синего.</text:span></text:p>
      <text:p text:style-name="P43"/>
      <text:p text:style-name="P3"><text:span text:style-name="T5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0">–</text:span><text:span text:style-name="T55">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9">Я запротестовал.</text:p>
      <text:p text:style-name="P102">– В Эквестрии не двигают солнце! Аликорны лишь корректируют орбиту Эквуса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5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7">. Ко мне наконец-то пришло понимание ситуации.</text:span></text:p>
      <text:p text:style-name="P106"><text:soft-page-break/>–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55">– К сожалению, не </text:span><text:span text:style-name="T58">получится</text:span><text:span text:style-name="T5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5"><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5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5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5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6">.</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55">–</text:span><text:span text:style-name="T37">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37">– Ты уже устранил крупнейший дефект Эквестрии </text:span><text:span text:style-name="T55">— манипуляции светилом. Аналогично решаются и остальные проблемы</text:span><text:span text:style-name="T3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5">— вещь живучая</text:span><text:span text:style-name="T3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55">–</text:span><text:span text:style-name="T37"> А кьютимарки? Как, разрази меня квазар, объяснить кьютимарки? </text:span><text:span text:style-name="T5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9">—</text:span><text:span text:style-name="T59"> точнее, дерево схожих миров Эквуса </text:span><text:span text:style-name="T69">—</text:span><text:span text:style-name="T59"> создали брони. Разумеется, стержнем им послужил именно сериал, но каждый фанфик </text:span><text:span text:style-name="T69">—</text:span><text:span text:style-name="T5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9">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5">твоя Эквестрия и моя, были рождены из Предначального Хаоса, оставшегося от царствования Дискорда. Оба непостоянны, изменчивы. </text:p>
      <text:p text:style-name="P106"/>
      <text:p text:style-name="P116">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06"/>
      <text:p text:style-name="P138"/>
      <text:p text:style-name="P106"><text:span text:style-name="T59">– Наконец-то я вижу свет в конце тоннеля! Как это не пришло мне в голову! Ты всё отлично увязал! Всё сходится! Более того </text:span><text:span text:style-name="T69">—</text:span><text:span text:style-name="T59"> Анакорн заговорщически подмигнул мне </text:span><text:span text:style-name="T69">—</text:span><text:span text:style-name="T5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9">— и первой реальной историей в объединённой эквестрийской реальности</text:span><text:span text:style-name="T59">!</text:span></text:p>
      <text:p text:style-name="P107">Я подозрительно посмотрел на Анакорна.</text:p>
      <text:p text:style-name="P106"><text:span text:style-name="T22">– </text:span><text:span text:style-name="T5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22">– </text:span><text:span text:style-name="T5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6">– </text:span>Эээ… Тут я тебе точно не помощник. Никогда не писал ничего сложнее технической документации к программам.</text:p>
      <text:p text:style-name="P106"><text:soft-page-break/><text:span text:style-name="T16">– </text:span>Пиши, как есть. <text:span text:style-name="T16">– </text:span>развёл копытами Анакорн. <text:span text:style-name="T16">– </text:span>Авось сгодится. Я писать точно не буду <text:span text:style-name="T69">— ты меня с кьютимарками уже пригрузил на ближайшие тысячи лет.</text:span></text:p>
      <text:p text:style-name="P106">…</text:p>
      <text:p text:style-name="P106">Факн щит<text:note text:id="ftn14" text:note-class="footnote"><text:note-citation>14</text:note-citation><text:note-body><text:p text:style-name="P139">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6">–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6">–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4">—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93">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43"><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text:soft-page-break/></text:p>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А ты как?</text:p>
      <text:p text:style-name="P98"><text:span text:style-name="T41">–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чесал мне холку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6">– Вот д</text:span>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98">Я опустил руку на шею Дэш и ощутил теплоту и лёгкое покалывание в пустоте.</text:p>
      <text:p text:style-name="P98"><text:soft-page-break/><text:span text:style-name="T16">–</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5"/>
      <text:h text:style-name="Heading_20_2" text:outline-level="2">Эпилог. Земля</text:h>
      <text:p text:style-name="P113">&lt;<text:span text:style-name="T65">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6">два</text:span><text:span text:style-name="T1">, чтоб потом спать до одиннадцати и ни хрена не выспаться при этом?</text:span> На работу опять к часу<text:span text:style-name="T16">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93">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41">&lt;</text:span><text:span text:style-name="T31">И вообще, обзаведусь в конце-концов рогом и наставлю Селестиии рогов!»</text:span><text:span text:style-name="T41">&gt;</text:span></text:p>
      <text:p text:style-name="P43">&lt;<text:span text:style-name="T30">-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24T19:22:49.451169226</dc:date>
    <meta:editing-duration>P128DT17H17M1S</meta:editing-duration>
    <meta:editing-cycles>7835</meta:editing-cycles>
    <meta:generator>LibreOffice/5.1.6.2$Linux_X86_64 LibreOffice_project/10m0$Build-2</meta:generator>
    <meta:document-statistic meta:table-count="0" meta:image-count="0" meta:object-count="0" meta:page-count="201" meta:paragraph-count="4323" meta:word-count="88348" meta:character-count="586483" meta:non-whitespace-character-count="498286"/>
  </office:meta>
</office:document-meta>
</file>